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97mm"/>
    </style:style>
    <style:style style:name="co2" style:family="table-column">
      <style:table-column-properties fo:break-before="auto" style:column-width="107.8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<text:a xlink:href="http://192.168.1.208:8080/about/#" xlink:type="simple">Name</text:a></text:p>
          </table:table-cell>
          <table:table-cell table:style-name="ce1" office:value-type="string" calcext:value-type="string">
            <text:p><text:a xlink:href="http://192.168.1.208:8080/about/#" xlink:type="simple">Maven ID</text:a></text:p>
          </table:table-cell>
          <table:table-cell table:style-name="ce1" office:value-type="string" calcext:value-type="string">
            <text:p><text:a xlink:href="http://192.168.1.208:8080/about/#" xlink:type="simple">License</text:a></text:p>
          </table:table-cell>
        </table:table-row>
        <table:table-row table:style-name="ro2">
          <table:table-cell office:value-type="string" calcext:value-type="string">
            <text:p><text:a xlink:href="http://jenkins-ci.org/pom/jenkins-war/" xlink:type="simple">Jenkins war</text:a></text:p>
          </table:table-cell>
          <table:table-cell office:value-type="string" calcext:value-type="string">
            <text:p>org.jenkins-ci.main:jenkins-war:1.638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3">
          <table:table-cell office:value-type="string" calcext:value-type="string">
            <text:p><text:a xlink:href="http://www.springframework.org/" xlink:type="simple">Spring Framework: Web MVC</text:a></text:p>
          </table:table-cell>
          <table:table-cell office:value-type="string" calcext:value-type="string">
            <text:p>org.springframework:spring-webmvc:2.5.6.SEC03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4">
          <table:table-cell office:value-type="string" calcext:value-type="string">
            <text:p><text:a xlink:href="http://commons.apache.org/beanutils/" xlink:type="simple">Commons BeanUtils</text:a></text:p>
          </table:table-cell>
          <table:table-cell office:value-type="string" calcext:value-type="string">
            <text:p>commons-beanutils:commons-beanutils:1.8.3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2">
          <table:table-cell office:value-type="string" calcext:value-type="string">
            <text:p><text:a xlink:href="http://www.bouncycastle.org/java.html" xlink:type="simple">Bouncy Castle Provider</text:a></text:p>
          </table:table-cell>
          <table:table-cell office:value-type="string" calcext:value-type="string">
            <text:p>org.bouncycastle:bcprov-jdk15on:1.47</text:p>
          </table:table-cell>
          <table:table-cell office:value-type="string" calcext:value-type="string">
            <text:p><text:a xlink:href="http://www.bouncycastle.org/licence.html" xlink:type="simple">Bouncy Castle Licence</text:a></text:p>
          </table:table-cell>
        </table:table-row>
        <table:table-row table:style-name="ro1">
          <table:table-cell office:value-type="string" calcext:value-type="string">
            <text:p><text:a xlink:href="http://192.168.1.208:8080/about/" xlink:type="simple">oro</text:a></text:p>
          </table:table-cell>
          <table:table-cell office:value-type="string" calcext:value-type="string">
            <text:p>oro:oro:2.0.8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2">
          <table:table-cell office:value-type="string" calcext:value-type="string">
            <text:p><text:a xlink:href="http://jenkins-ci.org/task-reactor/" xlink:type="simple">Task Reactor</text:a></text:p>
          </table:table-cell>
          <table:table-cell office:value-type="string" calcext:value-type="string">
            <text:p>org.jenkins-ci:task-reactor:1.4</text:p>
          </table:table-cell>
          <table:table-cell office:value-type="string" calcext:value-type="string">
            <text:p><text:a xlink:href="http://jenkins-ci.org/mit-license" xlink:type="simple">MIT License</text:a></text:p>
          </table:table-cell>
        </table:table-row>
        <table:table-row table:style-name="ro3">
          <table:table-cell office:value-type="string" calcext:value-type="string">
            <text:p><text:a xlink:href="http://dom4j.org/" xlink:type="simple">dom4j</text:a></text:p>
          </table:table-cell>
          <table:table-cell office:value-type="string" calcext:value-type="string">
            <text:p>org.jenkins-ci.dom4j:dom4j:1.6.1-jenkins-4</text:p>
          </table:table-cell>
          <table:table-cell office:value-type="string" calcext:value-type="string">
            <text:p><text:a xlink:href="http://dom4j.sourceforge.net/dom4j-1.6.1/license.html" xlink:type="simple">BSD License</text:a></text:p>
          </table:table-cell>
        </table:table-row>
        <table:table-row table:style-name="ro2">
          <table:table-cell office:value-type="string" calcext:value-type="string">
            <text:p><text:a xlink:href="http://groovy.codehaus.org/" xlink:type="simple">Groovy</text:a></text:p>
          </table:table-cell>
          <table:table-cell office:value-type="string" calcext:value-type="string">
            <text:p>org.codehaus.groovy:groovy-all:1.8.9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2">
          <table:table-cell office:value-type="string" calcext:value-type="string">
            <text:p><text:a xlink:href="http://asm.objectweb.org/asm-analysis/" xlink:type="simple">ASM Analysis</text:a></text:p>
          </table:table-cell>
          <table:table-cell office:value-type="string" calcext:value-type="string">
            <text:p>org.ow2.asm:asm-analysis:4.0</text:p>
          </table:table-cell>
          <table:table-cell office:value-type="string" calcext:value-type="string">
            <text:p><text:a xlink:href="http://asm.objectweb.org/license.html" xlink:type="simple">BSD</text:a></text:p>
          </table:table-cell>
        </table:table-row>
        <table:table-row table:style-name="ro5">
          <table:table-cell office:value-type="string" calcext:value-type="string">
            <text:p><text:a xlink:href="http://stax.codehaus.org/" xlink:type="simple">StAX API</text:a></text:p>
          </table:table-cell>
          <table:table-cell office:value-type="string" calcext:value-type="string">
            <text:p>stax:stax-api:1.0.1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2">
          <table:table-cell office:value-type="string" calcext:value-type="string">
            <text:p><text:a xlink:href="http://jenkins-ci.org/plugin/ssh-cli-auth/" xlink:type="simple">SSH CLI client authenticator</text:a></text:p>
          </table:table-cell>
          <table:table-cell office:value-type="string" calcext:value-type="string">
            <text:p>org.jenkins-ci.modules:ssh-cli-auth:1.2</text:p>
          </table:table-cell>
          <table:table-cell office:value-type="string" calcext:value-type="string">
            <text:p><text:a xlink:href="http://jenkins-ci.org/mit-license" xlink:type="simple">MIT License</text:a></text:p>
          </table:table-cell>
        </table:table-row>
        <table:table-row table:style-name="ro2">
          <table:table-cell office:value-type="string" calcext:value-type="string">
            <text:p><text:a xlink:href="http://code.google.com/p/google-guice/guice/" xlink:type="simple">Google Guice - Core Library</text:a></text:p>
          </table:table-cell>
          <table:table-cell office:value-type="string" calcext:value-type="string">
            <text:p>com.google.inject:guice:4.0-beta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3">
          <table:table-cell office:value-type="string" calcext:value-type="string">
            <text:p><text:a xlink:href="http://jakarta.apache.org/commons/jelly/libs/xml/index.html" xlink:type="simple">commons-jelly-tags-xml</text:a></text:p>
          </table:table-cell>
          <table:table-cell office:value-type="string" calcext:value-type="string">
            <text:p>commons-jelly:commons-jelly-tags-xml:1.1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2">
          <table:table-cell office:value-type="string" calcext:value-type="string">
            <text:p><text:a xlink:href="http://asm.objectweb.org/asm-commons/" xlink:type="simple">ASM Commons</text:a></text:p>
          </table:table-cell>
          <table:table-cell office:value-type="string" calcext:value-type="string">
            <text:p>org.ow2.asm:asm-commons:4.0</text:p>
          </table:table-cell>
          <table:table-cell office:value-type="string" calcext:value-type="string">
            <text:p><text:a xlink:href="http://asm.objectweb.org/license.html" xlink:type="simple">BSD</text:a></text:p>
          </table:table-cell>
        </table:table-row>
        <table:table-row table:style-name="ro4">
          <table:table-cell office:value-type="string" calcext:value-type="string">
            <text:p><text:a xlink:href="http://kohsuke.org/access-modifier/access-modifier-annotation/" xlink:type="simple">Custom Acess Modifier annotations</text:a></text:p>
          </table:table-cell>
          <table:table-cell office:value-type="string" calcext:value-type="string">
            <text:p>org.kohsuke:access-modifier-annotation:1.4</text:p>
          </table:table-cell>
          <table:table-cell office:value-type="string" calcext:value-type="string">
            <text:p><text:a xlink:href="http://www.opensource.org/licenses/mit-license.php" xlink:type="simple">MIT License</text:a></text:p>
          </table:table-cell>
        </table:table-row>
        <table:table-row table:style-name="ro2">
          <table:table-cell office:value-type="string" calcext:value-type="string">
            <text:p><text:a xlink:href="http://jcifs.samba.org/" xlink:type="simple">jCIFS</text:a></text:p>
          </table:table-cell>
          <table:table-cell office:value-type="string" calcext:value-type="string">
            <text:p>org.samba.jcifs:jcifs:1.3.17-kohsuke-1</text:p>
          </table:table-cell>
          <table:table-cell office:value-type="string" calcext:value-type="string">
            <text:p><text:a xlink:href="http://www.gnu.org/licenses/old-licenses/lgpl-2.1.txt" xlink:type="simple">GNU Lesser General Public License, version 2.1</text:a></text:p>
          </table:table-cell>
        </table:table-row>
        <table:table-row table:style-name="ro2">
          <table:table-cell office:value-type="string" calcext:value-type="string">
            <text:p><text:a xlink:href="http://www.springframework.org/" xlink:type="simple">Spring Framework: DAO</text:a></text:p>
          </table:table-cell>
          <table:table-cell office:value-type="string" calcext:value-type="string">
            <text:p>org.springframework:spring-dao:1.2.9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5">
          <table:table-cell office:value-type="string" calcext:value-type="string">
            <text:p><text:a xlink:href="http://jline.sourceforge.net/" xlink:type="simple">JLine</text:a></text:p>
          </table:table-cell>
          <table:table-cell office:value-type="string" calcext:value-type="string">
            <text:p>jline:jline:0.9.94</text:p>
          </table:table-cell>
          <table:table-cell office:value-type="string" calcext:value-type="string">
            <text:p><text:a xlink:href="http://192.168.1.208:8080/about/LICENSE.txt" xlink:type="simple">BSD</text:a></text:p>
          </table:table-cell>
        </table:table-row>
        <table:table-row table:style-name="ro3">
          <table:table-cell office:value-type="string" calcext:value-type="string">
            <text:p><text:a xlink:href="http://www.springframework.org/" xlink:type="simple">Spring Framework: AOP</text:a></text:p>
          </table:table-cell>
          <table:table-cell office:value-type="string" calcext:value-type="string">
            <text:p>org.springframework:spring-aop:2.5.6.SEC03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3">
          <table:table-cell office:value-type="string" calcext:value-type="string">
            <text:p><text:a xlink:href="http://jakarta.apache.org/httpcomponents/httpclient-3.x/" xlink:type="simple">HttpClient</text:a></text:p>
          </table:table-cell>
          <table:table-cell office:value-type="string" calcext:value-type="string">
            <text:p>commons-httpclient:commons-httpclient:3.1</text:p>
          </table:table-cell>
          <table:table-cell office:value-type="string" calcext:value-type="string">
            <text:p><text:a xlink:href="http://www.apache.org/licenses/LICENSE-2.0" xlink:type="simple">Apache License</text:a></text:p>
          </table:table-cell>
        </table:table-row>
        <table:table-row table:style-name="ro2">
          <table:table-cell office:value-type="string" calcext:value-type="string">
            <text:p><text:a xlink:href="http://jenkins-ci.org/annotation-indexer/" xlink:type="simple">Annotation Indexer</text:a></text:p>
          </table:table-cell>
          <table:table-cell office:value-type="string" calcext:value-type="string">
            <text:p>org.jenkins-ci:annotation-indexer:1.7</text:p>
          </table:table-cell>
          <table:table-cell office:value-type="string" calcext:value-type="string">
            <text:p><text:a xlink:href="http://jenkins-ci.org/mit-license" xlink:type="simple">MIT License</text:a></text:p>
          </table:table-cell>
        </table:table-row>
        <table:table-row table:style-name="ro2">
          <table:table-cell office:value-type="string" calcext:value-type="string">
            <text:p><text:a xlink:href="http://nexus.sonatype.org/oss-repository-hosting.html/jnr-posix" xlink:type="simple">jnr-posix</text:a></text:p>
          </table:table-cell>
          <table:table-cell office:value-type="string" calcext:value-type="string">
            <text:p>com.github.jnr:jnr-posix:3.0.1</text:p>
          </table:table-cell>
          <table:table-cell office:value-type="string" calcext:value-type="string">
            <text:p><text:a xlink:href="http://www-128.ibm.com/developerworks/library/os-cpl.html" xlink:type="simple">Common Public License - v 1.0</text:a></text:p>
            <text:p><text:a xlink:href="http://www.gnu.org/copyleft/gpl.html" xlink:type="simple">GNU General Public License Version 2</text:a></text:p>
            <text:p><text:a xlink:href="http://www.gnu.org/licenses/lgpl.html" xlink:type="simple">GNU Lesser General Public License Version 2.1</text:a></text:p>
          </table:table-cell>
        </table:table-row>
        <table:table-row table:style-name="ro2">
          <table:table-cell office:value-type="string" calcext:value-type="string">
            <text:p><text:a xlink:href="http://woodstox.codehaus.org/" xlink:type="simple">Woodstox</text:a></text:p>
          </table:table-cell>
          <table:table-cell office:value-type="string" calcext:value-type="string">
            <text:p>org.codehaus.woodstox:wstx-asl:3.2.9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3">
          <table:table-cell office:value-type="string" calcext:value-type="string">
            <text:p><text:a xlink:href="http://www.springframework.org/" xlink:type="simple">Spring Framework: Core</text:a></text:p>
          </table:table-cell>
          <table:table-cell office:value-type="string" calcext:value-type="string">
            <text:p>org.springframework:spring-core:2.5.6.SEC03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5">
          <table:table-cell office:value-type="string" calcext:value-type="string">
            <text:p><text:a xlink:href="http://kohsuke.org/" xlink:type="simple">asm5</text:a></text:p>
          </table:table-cell>
          <table:table-cell office:value-type="string" calcext:value-type="string">
            <text:p>org.kohsuke:asm5:5.0.1</text:p>
          </table:table-cell>
          <table:table-cell office:value-type="string" calcext:value-type="string">
            <text:p><text:a xlink:href="http://asm.ow2.org/license.html" xlink:type="simple">BSD License</text:a></text:p>
          </table:table-cell>
        </table:table-row>
        <table:table-row table:style-name="ro5">
          <table:table-cell office:value-type="string" calcext:value-type="string">
            <text:p><text:a xlink:href="http://www.mindrot.org/" xlink:type="simple">jbcrypt</text:a></text:p>
          </table:table-cell>
          <table:table-cell office:value-type="string" calcext:value-type="string">
            <text:p>org.mindrot:jbcrypt:0.3m</text:p>
          </table:table-cell>
          <table:table-cell office:value-type="string" calcext:value-type="string">
            <text:p><text:a xlink:href="http://192.168.1.208:8080/about/" xlink:type="simple">ISC/BSD License</text:a></text:p>
          </table:table-cell>
        </table:table-row>
        <table:table-row table:style-name="ro3">
          <table:table-cell office:value-type="string" calcext:value-type="string">
            <text:p><text:a xlink:href="http://commons.apache.org/proper/commons-compress/" xlink:type="simple">Apache Commons Compress</text:a></text:p>
          </table:table-cell>
          <table:table-cell office:value-type="string" calcext:value-type="string">
            <text:p>org.apache.commons:commons-compress:1.10</text:p>
          </table:table-cell>
          <table:table-cell office:value-type="string" calcext:value-type="string">
            <text:p><text:a xlink:href="http://www.apache.org/licenses/LICENSE-2.0.txt" xlink:type="simple">Apache License, Version 2.0</text:a></text:p>
          </table:table-cell>
        </table:table-row>
        <table:table-row table:style-name="ro5">
          <table:table-cell office:value-type="string" calcext:value-type="string">
            <text:p><text:a xlink:href="http://kohsuke.org/winp/" xlink:type="simple">winp</text:a></text:p>
          </table:table-cell>
          <table:table-cell office:value-type="string" calcext:value-type="string">
            <text:p>org.jvnet.winp:winp:1.22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3">
          <table:table-cell office:value-type="string" calcext:value-type="string">
            <text:p><text:a xlink:href="http://github.com/jnr/jnr-constants" xlink:type="simple">jnr-constants</text:a></text:p>
          </table:table-cell>
          <table:table-cell office:value-type="string" calcext:value-type="string">
            <text:p>com.github.jnr:jnr-constants:0.8.5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5">
          <table:table-cell office:value-type="string" calcext:value-type="string">
            <text:p><text:a xlink:href="https://zfs.dev.java.net/" xlink:type="simple">libzfs-java</text:a></text:p>
          </table:table-cell>
          <table:table-cell office:value-type="string" calcext:value-type="string">
            <text:p>org.jvnet.libzfs:libzfs:0.5</text:p>
          </table:table-cell>
          <table:table-cell office:value-type="string" calcext:value-type="string">
            <text:p><text:a xlink:href="http://www.opensource.org/licenses/cddl1.txt" xlink:type="simple">COMMON DEVELOPMENT AND DISTRIBUTION LICENSE</text:a></text:p>
          </table:table-cell>
        </table:table-row>
        <table:table-row table:style-name="ro5">
          <table:table-cell office:value-type="string" calcext:value-type="string">
            <text:p><text:a xlink:href="http://www.jfree.org/jcommon/" xlink:type="simple">jcommon</text:a></text:p>
          </table:table-cell>
          <table:table-cell office:value-type="string" calcext:value-type="string">
            <text:p>jfree:jcommon:1.0.12</text:p>
          </table:table-cell>
          <table:table-cell office:value-type="string" calcext:value-type="string">
            <text:p><text:a xlink:href="http://www.gnu.org/licenses/lgpl.txt" xlink:type="simple">GNU Lesser General Public Licence</text:a></text:p>
          </table:table-cell>
        </table:table-row>
        <table:table-row table:style-name="ro2">
          <table:table-cell office:value-type="string" calcext:value-type="string">
            <text:p><text:a xlink:href="http://192.168.1.208:8080/about/" xlink:type="simple">stax-api</text:a></text:p>
          </table:table-cell>
          <table:table-cell office:value-type="string" calcext:value-type="string">
            <text:p>javax.xml.stream:stax-api:1.0-2</text:p>
          </table:table-cell>
          <table:table-cell office:value-type="string" calcext:value-type="string">
            <text:p><text:a xlink:href="http://www.sun.com/cddl/" xlink:type="simple">CDDL</text:a></text:p>
          </table:table-cell>
        </table:table-row>
        <table:table-row table:style-name="ro2">
          <table:table-cell office:value-type="string" calcext:value-type="string">
            <text:p><text:a xlink:href="http://trilead-putty-extension.kohsuke.org/" xlink:type="simple">PuTTY support for Trilead SSH2 library</text:a></text:p>
          </table:table-cell>
          <table:table-cell office:value-type="string" calcext:value-type="string">
            <text:p>org.kohsuke:trilead-putty-extension:1.2</text:p>
          </table:table-cell>
          <table:table-cell office:value-type="string" calcext:value-type="string">
            <text:p><text:a xlink:href="http://www.opensource.org/licenses/mit-license.php" xlink:type="simple">MIT license</text:a></text:p>
          </table:table-cell>
        </table:table-row>
        <table:table-row table:style-name="ro4">
          <table:table-cell office:value-type="string" calcext:value-type="string">
            <text:p><text:a xlink:href="http://zeroclipboard.org/" xlink:type="simple">Stapler adjunct for ZeroClipboard</text:a></text:p>
          </table:table-cell>
          <table:table-cell office:value-type="string" calcext:value-type="string">
            <text:p>org.kohsuke.stapler:stapler-adjunct-zeroclipboard:1.3.5-1</text:p>
          </table:table-cell>
          <table:table-cell office:value-type="string" calcext:value-type="string">
            <text:p><text:a xlink:href="http://www.opensource.org/licenses/mit-license.php" xlink:type="simple">MIT License</text:a></text:p>
          </table:table-cell>
        </table:table-row>
        <table:table-row table:style-name="ro5">
          <table:table-cell office:value-type="string" calcext:value-type="string">
            <text:p><text:a xlink:href="http://ant.apache.org/ant/" xlink:type="simple">Apache Ant Core</text:a></text:p>
          </table:table-cell>
          <table:table-cell office:value-type="string" calcext:value-type="string">
            <text:p>org.apache.ant:ant:1.8.4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4">
          <table:table-cell office:value-type="string" calcext:value-type="string">
            <text:p><text:a xlink:href="http://192.168.1.208:8080/about/" xlink:type="simple">CodeMirror library from http://codemirror.net/</text:a></text:p>
          </table:table-cell>
          <table:table-cell office:value-type="string" calcext:value-type="string">
            <text:p>org.kohsuke.stapler:stapler-adjunct-codemirror:1.3</text:p>
          </table:table-cell>
          <table:table-cell office:value-type="string" calcext:value-type="string">
            <text:p><text:a xlink:href="http://codemirror.net/LICENSE" xlink:type="simple">MIT License</text:a></text:p>
          </table:table-cell>
        </table:table-row>
        <table:table-row table:style-name="ro2">
          <table:table-cell office:value-type="string" calcext:value-type="string">
            <text:p><text:a xlink:href="http://www.jcraft.com/jzlib/" xlink:type="simple">JZlib</text:a></text:p>
          </table:table-cell>
          <table:table-cell office:value-type="string" calcext:value-type="string">
            <text:p>com.jcraft:jzlib:1.1.3-kohsuke-1</text:p>
          </table:table-cell>
          <table:table-cell office:value-type="string" calcext:value-type="string">
            <text:p><text:a xlink:href="http://www.jcraft.com/jzlib/LICENSE.txt" xlink:type="simple">BSD</text:a></text:p>
          </table:table-cell>
        </table:table-row>
        <table:table-row table:style-name="ro2">
          <table:table-cell office:value-type="string" calcext:value-type="string">
            <text:p><text:a xlink:href="http://jenkins-ci.org/pom/jenkins-core/" xlink:type="simple">Jenkins core</text:a></text:p>
          </table:table-cell>
          <table:table-cell office:value-type="string" calcext:value-type="string">
            <text:p>org.jenkins-ci.main:jenkins-core:1.638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3">
          <table:table-cell office:value-type="string" calcext:value-type="string">
            <text:p><text:a xlink:href="http://jenkins-ci.org/plugin/slave-installer/" xlink:type="simple">Slave installer</text:a></text:p>
          </table:table-cell>
          <table:table-cell office:value-type="string" calcext:value-type="string">
            <text:p>org.jenkins-ci.modules:slave-installer:1.5</text:p>
          </table:table-cell>
          <table:table-cell office:value-type="string" calcext:value-type="string">
            <text:p><text:a xlink:href="http://jenkins-ci.org/mit-license" xlink:type="simple">MIT License</text:a></text:p>
          </table:table-cell>
        </table:table-row>
        <table:table-row table:style-name="ro5">
          <table:table-cell office:value-type="string" calcext:value-type="string">
            <text:p><text:a xlink:href="http://kohsuke.org/libpam4j/" xlink:type="simple">Java binding for libpam.so</text:a></text:p>
          </table:table-cell>
          <table:table-cell office:value-type="string" calcext:value-type="string">
            <text:p>org.kohsuke:libpam4j:1.8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3">
          <table:table-cell office:value-type="string" calcext:value-type="string">
            <text:p><text:a xlink:href="http://192.168.1.208:8080/about/" xlink:type="simple">commons-jelly-tags-fmt</text:a></text:p>
          </table:table-cell>
          <table:table-cell office:value-type="string" calcext:value-type="string">
            <text:p>commons-jelly:commons-jelly-tags-fmt:1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3">
          <table:table-cell office:value-type="string" calcext:value-type="string">
            <text:p><text:a xlink:href="http://jenkins-ci.org/plugin/instance-identity/" xlink:type="simple">Instance Identity</text:a></text:p>
          </table:table-cell>
          <table:table-cell office:value-type="string" calcext:value-type="string">
            <text:p>org.jenkins-ci.modules:instance-identity:1.4</text:p>
          </table:table-cell>
          <table:table-cell office:value-type="string" calcext:value-type="string">
            <text:p><text:a xlink:href="http://www.opensource.org/licenses/mit-license.php" xlink:type="simple">MIT License</text:a></text:p>
          </table:table-cell>
        </table:table-row>
        <table:table-row table:style-name="ro5">
          <table:table-cell office:value-type="string" calcext:value-type="string">
            <text:p><text:a xlink:href="http://sezpoz.java.net/sezpoz/" xlink:type="simple">SezPoz Library</text:a></text:p>
          </table:table-cell>
          <table:table-cell office:value-type="string" calcext:value-type="string">
            <text:p>net.java.sezpoz:sezpoz:1.9</text:p>
          </table:table-cell>
          <table:table-cell office:value-type="string" calcext:value-type="string">
            <text:p><text:a xlink:href="http://www.sun.com/cddl/" xlink:type="simple">CDDL</text:a></text:p>
          </table:table-cell>
        </table:table-row>
        <table:table-row table:style-name="ro5">
          <table:table-cell office:value-type="string" calcext:value-type="string">
            <text:p><text:a xlink:href="http://asm.objectweb.org/asm-util/" xlink:type="simple">ASM Util</text:a></text:p>
          </table:table-cell>
          <table:table-cell office:value-type="string" calcext:value-type="string">
            <text:p>org.ow2.asm:asm-util:4.0</text:p>
          </table:table-cell>
          <table:table-cell office:value-type="string" calcext:value-type="string">
            <text:p><text:a xlink:href="http://asm.objectweb.org/license.html" xlink:type="simple">BSD</text:a></text:p>
          </table:table-cell>
        </table:table-row>
        <table:table-row table:style-name="ro5">
          <table:table-cell office:value-type="string" calcext:value-type="string">
            <text:p><text:a xlink:href="http://192.168.1.208:8080/about/" xlink:type="simple">jstl</text:a></text:p>
          </table:table-cell>
          <table:table-cell office:value-type="string" calcext:value-type="string">
            <text:p>javax.servlet:jstl:1.1.0</text:p>
          </table:table-cell>
          <table:table-cell office:value-type="string" calcext:value-type="string">
            <text:p><text:a xlink:href="http://www.sun.com/cddl/" xlink:type="simple">CDDL</text:a></text:p>
          </table:table-cell>
        </table:table-row>
        <table:table-row table:style-name="ro2">
          <table:table-cell office:value-type="string" calcext:value-type="string">
            <text:p><text:a xlink:href="http://stapler.kohsuke.org/stapler-jelly/" xlink:type="simple">Stapler Jelly module</text:a></text:p>
          </table:table-cell>
          <table:table-cell office:value-type="string" calcext:value-type="string">
            <text:p>org.kohsuke.stapler:stapler-jelly:1.237</text:p>
          </table:table-cell>
          <table:table-cell office:value-type="string" calcext:value-type="string">
            <text:p><text:a xlink:href="http://opensource.org/licenses/bsd-license.php" xlink:type="simple">2-clause BSD license</text:a></text:p>
          </table:table-cell>
        </table:table-row>
        <table:table-row table:style-name="ro5">
          <table:table-cell office:value-type="string" calcext:value-type="string">
            <text:p><text:a xlink:href="http://github.com/jnr/jnr-ffi" xlink:type="simple">jnr-ffi</text:a></text:p>
          </table:table-cell>
          <table:table-cell office:value-type="string" calcext:value-type="string">
            <text:p>com.github.jnr:jnr-ffi:1.0.7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2">
          <table:table-cell office:value-type="string" calcext:value-type="string">
            <text:p><text:a xlink:href="http://ant.apache.org/ant-launcher/" xlink:type="simple">Apache Ant Launcher</text:a></text:p>
          </table:table-cell>
          <table:table-cell office:value-type="string" calcext:value-type="string">
            <text:p>org.apache.ant:ant-launcher:1.8.4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3">
          <table:table-cell office:value-type="string" calcext:value-type="string">
            <text:p><text:a xlink:href="http://svn.svnkit.com/repos/3rdparty/com.trilead.ssh2/tags/1.0.0-build217/trilead-ssh2/" xlink:type="simple">Ganymed SSH2 for Java</text:a></text:p>
          </table:table-cell>
          <table:table-cell office:value-type="string" calcext:value-type="string">
            <text:p>org.jenkins-ci:trilead-ssh2:build217-jenkins-8</text:p>
          </table:table-cell>
          <table:table-cell office:value-type="string" calcext:value-type="string">
            <text:p><text:a xlink:href="http://www.ganymed.ethz.ch/ssh2/LICENSE.txt" xlink:type="simple">BSD style license</text:a></text:p>
          </table:table-cell>
        </table:table-row>
        <table:table-row table:style-name="ro2">
          <table:table-cell office:value-type="string" calcext:value-type="string">
            <text:p><text:a xlink:href="http://commons.apache.org/io/" xlink:type="simple">Commons IO</text:a></text:p>
          </table:table-cell>
          <table:table-cell office:value-type="string" calcext:value-type="string">
            <text:p>commons-io:commons-io:2.4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5">
          <table:table-cell office:value-type="string" calcext:value-type="string">
            <text:p><text:a xlink:href="http://github.com/jnr/jffi" xlink:type="simple">jffi</text:a></text:p>
          </table:table-cell>
          <table:table-cell office:value-type="string" calcext:value-type="string">
            <text:p>com.github.jnr:jffi:1.2.7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2">
          <table:table-cell office:value-type="string" calcext:value-type="string">
            <text:p><text:a xlink:href="http://jenkins-ci.org/plugin/sshd/" xlink:type="simple">SSH server</text:a></text:p>
          </table:table-cell>
          <table:table-cell office:value-type="string" calcext:value-type="string">
            <text:p>org.jenkins-ci.modules:sshd:1.6</text:p>
          </table:table-cell>
          <table:table-cell office:value-type="string" calcext:value-type="string">
            <text:p><text:a xlink:href="http://jenkins-ci.org/mit-license" xlink:type="simple">MIT License</text:a></text:p>
          </table:table-cell>
        </table:table-row>
        <table:table-row table:style-name="ro3">
          <table:table-cell office:value-type="string" calcext:value-type="string">
            <text:p><text:a xlink:href="http://jenkins-ci.org/plugin/upstart-slave-installer/" xlink:type="simple">Upstart slave installer</text:a></text:p>
          </table:table-cell>
          <table:table-cell office:value-type="string" calcext:value-type="string">
            <text:p>org.jenkins-ci.modules:upstart-slave-installer:1.1</text:p>
          </table:table-cell>
          <table:table-cell office:value-type="string" calcext:value-type="string">
            <text:p><text:a xlink:href="http://jenkins-ci.org/mit-license" xlink:type="simple">MIT License</text:a></text:p>
          </table:table-cell>
        </table:table-row>
        <table:table-row table:style-name="ro3">
          <table:table-cell office:value-type="string" calcext:value-type="string">
            <text:p><text:a xlink:href="http://jtidy.sourceforge.net/" xlink:type="simple">JTidy</text:a></text:p>
          </table:table-cell>
          <table:table-cell office:value-type="string" calcext:value-type="string">
            <text:p>org.jvnet.hudson:jtidy:4aug2000r7-dev-hudson-1</text:p>
          </table:table-cell>
          <table:table-cell office:value-type="string" calcext:value-type="string">
            <text:p><text:a xlink:href="http://svn.sourceforge.net/viewvc/*checkout*/jtidy/trunk/jtidy/LICENSE.txt?revision=95" xlink:type="simple">Java HTML Tidy License</text:a></text:p>
          </table:table-cell>
        </table:table-row>
        <table:table-row table:style-name="ro3">
          <table:table-cell office:value-type="string" calcext:value-type="string">
            <text:p><text:a xlink:href="http://www.springframework.org/" xlink:type="simple">Spring Framework: Web</text:a></text:p>
          </table:table-cell>
          <table:table-cell office:value-type="string" calcext:value-type="string">
            <text:p>org.springframework:spring-web:2.5.6.SEC03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2">
          <table:table-cell office:value-type="string" calcext:value-type="string">
            <text:p><text:a xlink:href="http://stapler.kohsuke.org/stapler-groovy/" xlink:type="simple">Stapler Groovy module</text:a></text:p>
          </table:table-cell>
          <table:table-cell office:value-type="string" calcext:value-type="string">
            <text:p>org.kohsuke.stapler:stapler-groovy:1.237</text:p>
          </table:table-cell>
          <table:table-cell office:value-type="string" calcext:value-type="string">
            <text:p><text:a xlink:href="http://opensource.org/licenses/bsd-license.php" xlink:type="simple">2-clause BSD license</text:a></text:p>
          </table:table-cell>
        </table:table-row>
        <table:table-row table:style-name="ro3">
          <table:table-cell office:value-type="string" calcext:value-type="string">
            <text:p><text:a xlink:href="http://192.168.1.208:8080/about/" xlink:type="simple">Timeline component at http://www.simile-widgets.org/timeline/</text:a></text:p>
          </table:table-cell>
          <table:table-cell office:value-type="string" calcext:value-type="string">
            <text:p>org.kohsuke.stapler:stapler-adjunct-timeline:1.4</text:p>
          </table:table-cell>
          <table:table-cell office:value-type="string" calcext:value-type="string">
            <text:p><text:a xlink:href="http://simile.mit.edu/license.html" xlink:type="simple">BSD License</text:a></text:p>
          </table:table-cell>
        </table:table-row>
        <table:table-row table:style-name="ro2">
          <table:table-cell office:value-type="string" calcext:value-type="string">
            <text:p><text:a xlink:href="http://mina.apache.org/mina-core/" xlink:type="simple">Apache MINA Core</text:a></text:p>
          </table:table-cell>
          <table:table-cell office:value-type="string" calcext:value-type="string">
            <text:p>org.apache.mina:mina-core:2.0.5</text:p>
          </table:table-cell>
          <table:table-cell office:value-type="string" calcext:value-type="string">
            <text:p><text:a xlink:href="http://www.apache.org/licenses/LICENSE-2.0" xlink:type="simple">Apache 2.0 License</text:a></text:p>
          </table:table-cell>
        </table:table-row>
        <table:table-row table:style-name="ro5">
          <table:table-cell office:value-type="string" calcext:value-type="string">
            <text:p><text:a xlink:href="http://junit.org/" xlink:type="simple">JUnit</text:a></text:p>
          </table:table-cell>
          <table:table-cell office:value-type="string" calcext:value-type="string">
            <text:p>junit:junit:4.12</text:p>
          </table:table-cell>
          <table:table-cell office:value-type="string" calcext:value-type="string">
            <text:p><text:a xlink:href="http://www.eclipse.org/legal/epl-v10.html" xlink:type="simple">Eclipse Public License 1.0</text:a></text:p>
          </table:table-cell>
        </table:table-row>
        <table:table-row table:style-name="ro2">
          <table:table-cell office:value-type="string" calcext:value-type="string">
            <text:p><text:a xlink:href="http://jcp.org/en/jsr/detail?id=250" xlink:type="simple">javax.annotation API</text:a></text:p>
          </table:table-cell>
          <table:table-cell office:value-type="string" calcext:value-type="string">
            <text:p>javax.annotation:javax.annotation-api:1.2</text:p>
          </table:table-cell>
          <table:table-cell office:value-type="string" calcext:value-type="string">
            <text:p><text:a xlink:href="https://glassfish.dev.java.net/nonav/public/CDDL+GPL.html" xlink:type="simple">CDDL + GPLv2 with classpath exception</text:a></text:p>
          </table:table-cell>
        </table:table-row>
        <table:table-row table:style-name="ro2">
          <table:table-cell office:value-type="string" calcext:value-type="string">
            <text:p><text:a xlink:href="http://jenkins-ci.org/crypto-util/" xlink:type="simple">Utility around Java Crypto API</text:a></text:p>
          </table:table-cell>
          <table:table-cell office:value-type="string" calcext:value-type="string">
            <text:p>org.jenkins-ci:crypto-util:1.1</text:p>
          </table:table-cell>
          <table:table-cell office:value-type="string" calcext:value-type="string">
            <text:p><text:a xlink:href="http://jenkins-ci.org/mit-license" xlink:type="simple">MIT License</text:a></text:p>
          </table:table-cell>
        </table:table-row>
        <table:table-row table:style-name="ro2">
          <table:table-cell office:value-type="string" calcext:value-type="string">
            <text:p><text:a xlink:href="http://192.168.1.208:8080/about/" xlink:type="simple">Winstone</text:a></text:p>
          </table:table-cell>
          <table:table-cell office:value-type="string" calcext:value-type="string">
            <text:p>org.jenkins-ci:winstone:2.8</text:p>
          </table:table-cell>
          <table:table-cell office:value-type="string" calcext:value-type="string">
            <text:p><text:a xlink:href="http://www.gnu.org/licenses/lgpl.html" xlink:type="simple">GNU Lesser General Public License version 2.1</text:a></text:p>
            <text:p><text:a xlink:href="http://www.sun.com/cddl/cddl.html" xlink:type="simple">COMMON DEVELOPMENT AND DISTRIBUTION LICENSE (CDDL) Version 1.0</text:a></text:p>
          </table:table-cell>
        </table:table-row>
        <table:table-row table:style-name="ro3">
          <table:table-cell office:value-type="string" calcext:value-type="string">
            <text:p><text:a xlink:href="http://jakarta.apache.org/commons//" xlink:type="simple">Discovery</text:a></text:p>
          </table:table-cell>
          <table:table-cell office:value-type="string" calcext:value-type="string">
            <text:p>commons-discovery:commons-discovery:0.4</text:p>
          </table:table-cell>
          <table:table-cell office:value-type="string" calcext:value-type="string">
            <text:p><text:a xlink:href="http://192.168.1.208:8080/LICENSE.txt" xlink:type="simple">The Apache Software License, Version 2.0</text:a></text:p>
          </table:table-cell>
        </table:table-row>
        <table:table-row table:style-name="ro3">
          <table:table-cell office:value-type="string" calcext:value-type="string">
            <text:p><text:a xlink:href="http://commons.apache.org/digester/" xlink:type="simple">Commons Digester</text:a></text:p>
          </table:table-cell>
          <table:table-cell office:value-type="string" calcext:value-type="string">
            <text:p>commons-digester:commons-digester:2.1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2">
          <table:table-cell office:value-type="string" calcext:value-type="string">
            <text:p><text:a xlink:href="http://jansi.fusesource.org/jansi" xlink:type="simple">jansi</text:a></text:p>
          </table:table-cell>
          <table:table-cell office:value-type="string" calcext:value-type="string">
            <text:p>org.fusesource.jansi:jansi:1.9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3">
          <table:table-cell office:value-type="string" calcext:value-type="string">
            <text:p><text:a xlink:href="http://jenkins-ci.org/plugin/launchd-slave-installer/" xlink:type="simple">OS X slave installer</text:a></text:p>
          </table:table-cell>
          <table:table-cell office:value-type="string" calcext:value-type="string">
            <text:p>org.jenkins-ci.modules:launchd-slave-installer:1.2</text:p>
          </table:table-cell>
          <table:table-cell office:value-type="string" calcext:value-type="string">
            <text:p><text:a xlink:href="http://jenkins-ci.org/mit-license" xlink:type="simple">MIT License</text:a></text:p>
          </table:table-cell>
        </table:table-row>
        <table:table-row table:style-name="ro2">
          <table:table-cell office:value-type="string" calcext:value-type="string">
            <text:p><text:a xlink:href="http://www.bouncycastle.org/java.html" xlink:type="simple">Bouncy Castle PKIX, CMS, EAC, TSP, PKCS, OCSP, CMP, and CRMF APIs</text:a></text:p>
          </table:table-cell>
          <table:table-cell office:value-type="string" calcext:value-type="string">
            <text:p>org.bouncycastle:bcpkix-jdk15on:1.47</text:p>
          </table:table-cell>
          <table:table-cell office:value-type="string" calcext:value-type="string">
            <text:p><text:a xlink:href="http://www.bouncycastle.org/licence.html" xlink:type="simple">Bouncy Castle Licence</text:a></text:p>
          </table:table-cell>
        </table:table-row>
        <table:table-row table:style-name="ro4">
          <table:table-cell office:value-type="string" calcext:value-type="string">
            <text:p><text:a xlink:href="http://bridge-method-injector.infradna.com/bridge-method-annotation/" xlink:type="simple">Bridge method injection annotations</text:a></text:p>
          </table:table-cell>
          <table:table-cell office:value-type="string" calcext:value-type="string">
            <text:p>com.infradna.tool:bridge-method-annotation:1.13</text:p>
          </table:table-cell>
          <table:table-cell office:value-type="string" calcext:value-type="string">
            <text:p><text:a xlink:href="http://www.opensource.org/licenses/mit-license.php" xlink:type="simple">MIT License</text:a></text:p>
          </table:table-cell>
        </table:table-row>
        <table:table-row table:style-name="ro4">
          <table:table-cell office:value-type="string" calcext:value-type="string">
            <text:p><text:a xlink:href="http://jakarta.apache.org/commons/jelly/" xlink:type="simple">commons-jelly</text:a></text:p>
          </table:table-cell>
          <table:table-cell office:value-type="string" calcext:value-type="string">
            <text:p>org.jenkins-ci:commons-jelly:1.1-jenkins-20120928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2">
          <table:table-cell office:value-type="string" calcext:value-type="string">
            <text:p><text:a xlink:href="http://www.slf4j.org/" xlink:type="simple">Log4j Implemented Over SLF4J</text:a></text:p>
          </table:table-cell>
          <table:table-cell office:value-type="string" calcext:value-type="string">
            <text:p>org.slf4j:log4j-over-slf4j:1.7.7</text:p>
          </table:table-cell>
          <table:table-cell office:value-type="string" calcext:value-type="string">
            <text:p><text:a xlink:href="http://www.apache.org/licenses/LICENSE-2.0.txt" xlink:type="simple">Apache Software Licenses</text:a></text:p>
          </table:table-cell>
        </table:table-row>
        <table:table-row table:style-name="ro2">
          <table:table-cell office:value-type="string" calcext:value-type="string">
            <text:p><text:a xlink:href="http://commons.apache.org/lang/" xlink:type="simple">Commons Lang</text:a></text:p>
          </table:table-cell>
          <table:table-cell office:value-type="string" calcext:value-type="string">
            <text:p>commons-lang:commons-lang:2.6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3">
          <table:table-cell office:value-type="string" calcext:value-type="string">
            <text:p><text:a xlink:href="http://jenkins-ci.org/plugin/systemd-slave-installer/" xlink:type="simple">Systemd slave installer</text:a></text:p>
          </table:table-cell>
          <table:table-cell office:value-type="string" calcext:value-type="string">
            <text:p>org.jenkins-ci.modules:systemd-slave-installer:1.1</text:p>
          </table:table-cell>
          <table:table-cell office:value-type="string" calcext:value-type="string">
            <text:p><text:a xlink:href="http://jenkins-ci.org/mit-license" xlink:type="simple">MIT License</text:a></text:p>
          </table:table-cell>
        </table:table-row>
        <table:table-row table:style-name="ro3">
          <table:table-cell office:value-type="string" calcext:value-type="string">
            <text:p><text:a xlink:href="http://www.springframework.org/" xlink:type="simple">Spring Framework: Beans</text:a></text:p>
          </table:table-cell>
          <table:table-cell office:value-type="string" calcext:value-type="string">
            <text:p>org.springframework:spring-beans:2.5.6.SEC03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3">
          <table:table-cell office:value-type="string" calcext:value-type="string">
            <text:p><text:a xlink:href="http://192.168.1.208:8080/about/" xlink:type="simple">Pure Java - COM bridge</text:a></text:p>
          </table:table-cell>
          <table:table-cell office:value-type="string" calcext:value-type="string">
            <text:p>org.kohsuke.jinterop:j-interop:2.0.6-kohsuke-1</text:p>
          </table:table-cell>
          <table:table-cell office:value-type="string" calcext:value-type="string">
            <text:p><text:a xlink:href="http://www.j-interop.org/license.html" xlink:type="simple">LGPL v3</text:a></text:p>
          </table:table-cell>
        </table:table-row>
        <table:table-row table:style-name="ro2">
          <table:table-cell office:value-type="string" calcext:value-type="string">
            <text:p><text:a xlink:href="http://192.168.1.208:8080/about/" xlink:type="simple">embedded_su for Java</text:a></text:p>
          </table:table-cell>
          <table:table-cell office:value-type="string" calcext:value-type="string">
            <text:p>com.sun.solaris:embedded_su4j:1.1</text:p>
          </table:table-cell>
          <table:table-cell office:value-type="string" calcext:value-type="string">
            <text:p><text:a xlink:href="http://www.opensource.org/licenses/mit-license.php" xlink:type="simple">MIT license</text:a></text:p>
          </table:table-cell>
        </table:table-row>
        <table:table-row table:style-name="ro3">
          <table:table-cell office:value-type="string" calcext:value-type="string">
            <text:p><text:a xlink:href="http://json-lib.sourceforge.net/" xlink:type="simple">json-lib</text:a></text:p>
          </table:table-cell>
          <table:table-cell office:value-type="string" calcext:value-type="string">
            <text:p>org.kohsuke.stapler:json-lib:2.4-jenkins-2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5">
          <table:table-cell office:value-type="string" calcext:value-type="string">
            <text:p><text:a xlink:href="http://jaxen.codehaus.org/" xlink:type="simple">jaxen</text:a></text:p>
          </table:table-cell>
          <table:table-cell office:value-type="string" calcext:value-type="string">
            <text:p>jaxen:jaxen:1.1-beta-11</text:p>
          </table:table-cell>
          <table:table-cell office:value-type="string" calcext:value-type="string">
            <text:p><text:a xlink:href="http://jaxen.codehaus.org/license.html" xlink:type="simple">BSD License</text:a></text:p>
          </table:table-cell>
        </table:table-row>
        <table:table-row table:style-name="ro5">
          <table:table-cell office:value-type="string" calcext:value-type="string">
            <text:p><text:a xlink:href="http://www.slf4j.org/" xlink:type="simple">SLF4J API Module</text:a></text:p>
          </table:table-cell>
          <table:table-cell office:value-type="string" calcext:value-type="string">
            <text:p>org.slf4j:slf4j-api:1.7.7</text:p>
          </table:table-cell>
          <table:table-cell office:value-type="string" calcext:value-type="string">
            <text:p><text:a xlink:href="http://www.opensource.org/licenses/mit-license.php" xlink:type="simple">MIT License</text:a></text:p>
          </table:table-cell>
        </table:table-row>
        <table:table-row table:style-name="ro2">
          <table:table-cell office:value-type="string" calcext:value-type="string">
            <text:p><text:a xlink:href="http://192.168.1.208:8080/about/" xlink:type="simple">JmDNS</text:a></text:p>
          </table:table-cell>
          <table:table-cell office:value-type="string" calcext:value-type="string">
            <text:p>org.jenkins-ci:jmdns:3.4.0-jenkins-3</text:p>
          </table:table-cell>
          <table:table-cell office:value-type="string" calcext:value-type="string">
            <text:p><text:a xlink:href="http://www.apache.org/licenses/LICENSE-2.0.txt" xlink:type="simple">Apache License, Version 2.0</text:a></text:p>
          </table:table-cell>
        </table:table-row>
        <table:table-row table:style-name="ro2">
          <table:table-cell office:value-type="string" calcext:value-type="string">
            <text:p><text:a xlink:href="http://codehaus.org/xstream-parent/xstream/" xlink:type="simple">XStream Core</text:a></text:p>
          </table:table-cell>
          <table:table-cell office:value-type="string" calcext:value-type="string">
            <text:p>org.jvnet.hudson:xstream:1.4.7-jenkins-1</text:p>
          </table:table-cell>
          <table:table-cell office:value-type="string" calcext:value-type="string">
            <text:p><text:a xlink:href="http://xstream.codehaus.org/license.html" xlink:type="simple">BSD style</text:a></text:p>
          </table:table-cell>
        </table:table-row>
        <table:table-row table:style-name="ro2">
          <table:table-cell office:value-type="string" calcext:value-type="string">
            <text:p><text:a xlink:href="http://www.slf4j.org/" xlink:type="simple">JCL 1.1.1 implemented over SLF4J</text:a></text:p>
          </table:table-cell>
          <table:table-cell office:value-type="string" calcext:value-type="string">
            <text:p>org.slf4j:jcl-over-slf4j:1.7.7</text:p>
          </table:table-cell>
          <table:table-cell office:value-type="string" calcext:value-type="string">
            <text:p><text:a xlink:href="http://www.opensource.org/licenses/mit-license.php" xlink:type="simple">MIT License</text:a></text:p>
          </table:table-cell>
        </table:table-row>
        <table:table-row table:style-name="ro2">
          <table:table-cell office:value-type="string" calcext:value-type="string">
            <text:p><text:a xlink:href="http://jenkins-ci.org/memory-monitor/" xlink:type="simple">Memory Monitor</text:a></text:p>
          </table:table-cell>
          <table:table-cell office:value-type="string" calcext:value-type="string">
            <text:p>org.jenkins-ci:memory-monitor:1.9</text:p>
          </table:table-cell>
          <table:table-cell office:value-type="string" calcext:value-type="string">
            <text:p><text:a xlink:href="http://www.opensource.org/licenses/mit-license.php" xlink:type="simple">MIT</text:a></text:p>
          </table:table-cell>
        </table:table-row>
        <table:table-row table:style-name="ro3">
          <table:table-cell office:value-type="string" calcext:value-type="string">
            <text:p><text:a xlink:href="http://jenkins-ci.org/plugin/windows-slave-installer/" xlink:type="simple">Windows slave installer</text:a></text:p>
          </table:table-cell>
          <table:table-cell office:value-type="string" calcext:value-type="string">
            <text:p>org.jenkins-ci.modules:windows-slave-installer:1.5.1</text:p>
          </table:table-cell>
          <table:table-cell office:value-type="string" calcext:value-type="string">
            <text:p><text:a xlink:href="http://jenkins-ci.org/mit-license" xlink:type="simple">MIT License</text:a></text:p>
          </table:table-cell>
        </table:table-row>
        <table:table-row table:style-name="ro2">
          <table:table-cell office:value-type="string" calcext:value-type="string">
            <text:p><text:a xlink:href="http://stapler.kohsuke.org/stapler-jrebel/" xlink:type="simple">Stapler JRebel module</text:a></text:p>
          </table:table-cell>
          <table:table-cell office:value-type="string" calcext:value-type="string">
            <text:p>org.kohsuke.stapler:stapler-jrebel:1.237</text:p>
          </table:table-cell>
          <table:table-cell office:value-type="string" calcext:value-type="string">
            <text:p><text:a xlink:href="http://opensource.org/licenses/bsd-license.php" xlink:type="simple">2-clause BSD license</text:a></text:p>
          </table:table-cell>
        </table:table-row>
        <table:table-row table:style-name="ro5">
          <table:table-cell office:value-type="string" calcext:value-type="string">
            <text:p><text:a xlink:href="http://192.168.1.208:8080/about/" xlink:type="simple">Type arithmetic library for Java5</text:a></text:p>
          </table:table-cell>
          <table:table-cell office:value-type="string" calcext:value-type="string">
            <text:p>org.jvnet:tiger-types:1.3</text:p>
          </table:table-cell>
          <table:table-cell office:value-type="string" calcext:value-type="string">
            <text:p><text:a xlink:href="http://www.sun.com/cddl/" xlink:type="simple">CDDL</text:a></text:p>
          </table:table-cell>
        </table:table-row>
        <table:table-row table:style-name="ro3">
          <table:table-cell office:value-type="string" calcext:value-type="string">
            <text:p><text:a xlink:href="https://github.com/jenkinsci/constant-pool-scanner" xlink:type="simple">Constant Pool Scanner</text:a></text:p>
          </table:table-cell>
          <table:table-cell office:value-type="string" calcext:value-type="string">
            <text:p>org.jenkins-ci:constant-pool-scanner:1.2</text:p>
          </table:table-cell>
          <table:table-cell office:value-type="string" calcext:value-type="string">
            <text:p><text:a xlink:href="http://www.netbeans.org/cddl-gplv2.html" xlink:type="simple">NetBeans CDDL/GPL</text:a></text:p>
          </table:table-cell>
        </table:table-row>
        <table:table-row table:style-name="ro3">
          <table:table-cell office:value-type="string" calcext:value-type="string">
            <text:p><text:a xlink:href="http://192.168.1.208:8080/about/" xlink:type="simple">JNA-POSIX</text:a></text:p>
          </table:table-cell>
          <table:table-cell office:value-type="string" calcext:value-type="string">
            <text:p>org.jruby.ext.posix:jna-posix:1.0.3-jenkins-1</text:p>
          </table:table-cell>
          <table:table-cell office:value-type="string" calcext:value-type="string">
            <text:p><text:a xlink:href="http://www.gnu.org/licenses/lgpl.html" xlink:type="simple">GNU Lesser General Public License Version 2.1</text:a></text:p>
          </table:table-cell>
        </table:table-row>
        <table:table-row table:style-name="ro2">
          <table:table-cell office:value-type="string" calcext:value-type="string">
            <text:p><text:a xlink:href="http://github.com/jnr/jnr-x86asm" xlink:type="simple">jnr-x86asm</text:a></text:p>
          </table:table-cell>
          <table:table-cell office:value-type="string" calcext:value-type="string">
            <text:p>com.github.jnr:jnr-x86asm:1.0.2</text:p>
          </table:table-cell>
          <table:table-cell office:value-type="string" calcext:value-type="string">
            <text:p><text:a xlink:href="http://www.opensource.org/licenses/mit-license.php" xlink:type="simple">MIT License</text:a></text:p>
          </table:table-cell>
        </table:table-row>
        <table:table-row table:style-name="ro4">
          <table:table-cell office:value-type="string" calcext:value-type="string">
            <text:p><text:a xlink:href="http://jakarta.apache.org/commons/jexl/" xlink:type="simple">Commons JEXL</text:a></text:p>
          </table:table-cell>
          <table:table-cell office:value-type="string" calcext:value-type="string">
            <text:p>org.jenkins-ci:commons-jexl:1.1-jenkins-20111212</text:p>
          </table:table-cell>
          <table:table-cell office:value-type="string" calcext:value-type="string">
            <text:p><text:a xlink:href="http://192.168.1.208:8080/LICENSE.txt" xlink:type="simple">The Apache Software License, Version 2.0</text:a></text:p>
          </table:table-cell>
        </table:table-row>
        <table:table-row table:style-name="ro2">
          <table:table-cell office:value-type="string" calcext:value-type="string">
            <text:p><text:a xlink:href="http://www.springframework.org/" xlink:type="simple">Spring Framework: JDBC</text:a></text:p>
          </table:table-cell>
          <table:table-cell office:value-type="string" calcext:value-type="string">
            <text:p>org.springframework:spring-jdbc:1.2.9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3">
          <table:table-cell office:value-type="string" calcext:value-type="string">
            <text:p><text:a xlink:href="http://robust-http-client.kohsuke.org/" xlink:type="simple">Robust HTTP client library</text:a></text:p>
          </table:table-cell>
          <table:table-cell office:value-type="string" calcext:value-type="string">
            <text:p>org.jvnet.robust-http-client:robust-http-client:1.2</text:p>
          </table:table-cell>
          <table:table-cell office:value-type="string" calcext:value-type="string">
            <text:p><text:a xlink:href="http://www.opensource.org/licenses/mit-license.php" xlink:type="simple">MIT license</text:a></text:p>
          </table:table-cell>
        </table:table-row>
        <table:table-row table:style-name="ro5">
          <table:table-cell office:value-type="string" calcext:value-type="string">
            <text:p><text:a xlink:href="https://github.com/java-native-access/jna" xlink:type="simple">Java Native Access</text:a></text:p>
          </table:table-cell>
          <table:table-cell office:value-type="string" calcext:value-type="string">
            <text:p>net.java.dev.jna:jna:4.2.1</text:p>
          </table:table-cell>
          <table:table-cell office:value-type="string" calcext:value-type="string">
            <text:p><text:a xlink:href="http://www.gnu.org/licenses/licenses.html" xlink:type="simple">LGPL, version 2.1</text:a></text:p>
            <text:p><text:a xlink:href="http://www.apache.org/licenses/LICENSE-2.0.txt" xlink:type="simple">ASL, version 2</text:a></text:p>
          </table:table-cell>
        </table:table-row>
        <table:table-row table:style-name="ro5">
          <table:table-cell office:value-type="string" calcext:value-type="string">
            <text:p><text:a xlink:href="http://aopalliance.sourceforge.net/" xlink:type="simple">AOP alliance</text:a></text:p>
          </table:table-cell>
          <table:table-cell office:value-type="string" calcext:value-type="string">
            <text:p>aopalliance:aopalliance:1.0</text:p>
          </table:table-cell>
          <table:table-cell office:value-type="string" calcext:value-type="string">
            <text:p><text:a xlink:href="http://192.168.1.208:8080/about/" xlink:type="simple">Public Domain</text:a></text:p>
          </table:table-cell>
        </table:table-row>
        <table:table-row table:style-name="ro2">
          <table:table-cell office:value-type="string" calcext:value-type="string">
            <text:p><text:a xlink:href="http://commons.apache.org/proper/commons-codec/" xlink:type="simple">Commons Codec</text:a></text:p>
          </table:table-cell>
          <table:table-cell office:value-type="string" calcext:value-type="string">
            <text:p>commons-codec:commons-codec:1.8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2">
          <table:table-cell office:value-type="string" calcext:value-type="string">
            <text:p><text:a xlink:href="http://192.168.1.208:8080/about/" xlink:type="simple">Localizer</text:a></text:p>
          </table:table-cell>
          <table:table-cell office:value-type="string" calcext:value-type="string">
            <text:p>org.jvnet.localizer:localizer:1.23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5">
          <table:table-cell office:value-type="string" calcext:value-type="string">
            <text:p><text:a xlink:href="http://www.jfree.org/jfreechart/" xlink:type="simple">jfreechart</text:a></text:p>
          </table:table-cell>
          <table:table-cell office:value-type="string" calcext:value-type="string">
            <text:p>jfree:jfreechart:1.0.9</text:p>
          </table:table-cell>
          <table:table-cell office:value-type="string" calcext:value-type="string">
            <text:p><text:a xlink:href="http://www.gnu.org/licenses/lgpl.txt" xlink:type="simple">GNU Lesser General Public Licence</text:a></text:p>
          </table:table-cell>
        </table:table-row>
        <table:table-row table:style-name="ro6">
          <table:table-cell office:value-type="string" calcext:value-type="string">
            <text:p><text:a xlink:href="http://192.168.1.208:8080/about/" xlink:type="simple">commons-jelly-tags-define</text:a></text:p>
          </table:table-cell>
          <table:table-cell office:value-type="string" calcext:value-type="string">
            <text:p>org.jvnet.hudson:commons-jelly-tags-define:1.0.1-hudson-20071021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2">
          <table:table-cell office:value-type="string" calcext:value-type="string">
            <text:p><text:a xlink:href="http://jenkins-ci.org/remoting/" xlink:type="simple">Jenkins remoting layer</text:a></text:p>
          </table:table-cell>
          <table:table-cell office:value-type="string" calcext:value-type="string">
            <text:p>org.jenkins-ci.main:remoting:2.53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  <text:p><text:a xlink:href="http://www.apache.org/licenses/LICENSE-2.0.txt" xlink:type="simple">Apache License 2.0</text:a></text:p>
          </table:table-cell>
        </table:table-row>
        <table:table-row table:style-name="ro2">
          <table:table-cell office:value-type="string" calcext:value-type="string">
            <text:p><text:a xlink:href="http://findbugs.sourceforge.net/" xlink:type="simple">FindBugs-jsr305</text:a></text:p>
          </table:table-cell>
          <table:table-cell office:value-type="string" calcext:value-type="string">
            <text:p>com.google.code.findbugs:jsr305:1.3.9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5">
          <table:table-cell office:value-type="string" calcext:value-type="string">
            <text:p><text:a xlink:href="http://github.com/jnr/jffi" xlink:type="simple">jffi</text:a></text:p>
          </table:table-cell>
          <table:table-cell office:value-type="string" calcext:value-type="string">
            <text:p>com.github.jnr:jffi:1.2.7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5">
          <table:table-cell office:value-type="string" calcext:value-type="string">
            <text:p><text:a xlink:href="http://www.antlr.org/" xlink:type="simple">AntLR</text:a></text:p>
          </table:table-cell>
          <table:table-cell office:value-type="string" calcext:value-type="string">
            <text:p>antlr:antlr:2.7.6</text:p>
          </table:table-cell>
          <table:table-cell office:value-type="string" calcext:value-type="string">
            <text:p><text:a xlink:href="http://www.antlr.org/license.html" xlink:type="simple">BSD License</text:a></text:p>
          </table:table-cell>
        </table:table-row>
        <table:table-row table:style-name="ro4">
          <table:table-cell office:value-type="string" calcext:value-type="string">
            <text:p><text:a xlink:href="http://www.springframework.org/" xlink:type="simple">Spring Framework: Context Support</text:a></text:p>
          </table:table-cell>
          <table:table-cell office:value-type="string" calcext:value-type="string">
            <text:p>org.springframework:spring-context-support:2.5.6.SEC03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5">
          <table:table-cell office:value-type="string" calcext:value-type="string">
            <text:p><text:a xlink:href="http://kenai.com/projects/javamail/mail" xlink:type="simple">JavaMail API (compat)</text:a></text:p>
          </table:table-cell>
          <table:table-cell office:value-type="string" calcext:value-type="string">
            <text:p>javax.mail:mail:1.4.4</text:p>
          </table:table-cell>
          <table:table-cell office:value-type="string" calcext:value-type="string">
            <text:p><text:a xlink:href="http://www.sun.com/cddl" xlink:type="simple">CDDL</text:a></text:p>
            <text:p><text:a xlink:href="https://glassfish.dev.java.net/public/CDDL+GPL.html" xlink:type="simple">GPLv2+CE</text:a></text:p>
          </table:table-cell>
        </table:table-row>
        <table:table-row table:style-name="ro2">
          <table:table-cell office:value-type="string" calcext:value-type="string">
            <text:p><text:a xlink:href="http://ezmorph.sourceforge.net/" xlink:type="simple">ezmorph</text:a></text:p>
          </table:table-cell>
          <table:table-cell office:value-type="string" calcext:value-type="string">
            <text:p>net.sf.ezmorph:ezmorph:1.0.6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3">
          <table:table-cell office:value-type="string" calcext:value-type="string">
            <text:p><text:a xlink:href="https://wiki.jenkins-ci.org/display/JENKINS/Icon+Shim+Plugin/icon-set" xlink:type="simple">Icon-Set module</text:a></text:p>
          </table:table-cell>
          <table:table-cell office:value-type="string" calcext:value-type="string">
            <text:p>org.jenkins-ci.plugins.icon-shim:icon-set:1.0.5</text:p>
          </table:table-cell>
          <table:table-cell office:value-type="string" calcext:value-type="string">
            <text:p><text:a xlink:href="http://opensource.org/licenses/MIT" xlink:type="simple">MIT License</text:a></text:p>
          </table:table-cell>
        </table:table-row>
        <table:table-row table:style-name="ro5">
          <table:table-cell office:value-type="string" calcext:value-type="string">
            <text:p><text:a xlink:href="http://args4j.kohsuke.org/args4j/" xlink:type="simple">args4j</text:a></text:p>
          </table:table-cell>
          <table:table-cell office:value-type="string" calcext:value-type="string">
            <text:p>args4j:args4j:2.0.31</text:p>
          </table:table-cell>
          <table:table-cell office:value-type="string" calcext:value-type="string">
            <text:p><text:a xlink:href="http://www.opensource.org/licenses/mit-license.php" xlink:type="simple">MIT License</text:a></text:p>
          </table:table-cell>
        </table:table-row>
        <table:table-row table:style-name="ro2">
          <table:table-cell office:value-type="string" calcext:value-type="string">
            <text:p><text:a xlink:href="https://github.com/hamcrest/JavaHamcrest/hamcrest-core" xlink:type="simple">Hamcrest Core</text:a></text:p>
          </table:table-cell>
          <table:table-cell office:value-type="string" calcext:value-type="string">
            <text:p>org.hamcrest:hamcrest-core:1.3</text:p>
          </table:table-cell>
          <table:table-cell office:value-type="string" calcext:value-type="string">
            <text:p><text:a xlink:href="http://www.opensource.org/licenses/bsd-license.php" xlink:type="simple">New BSD License</text:a></text:p>
          </table:table-cell>
        </table:table-row>
        <table:table-row table:style-name="ro3">
          <table:table-cell office:value-type="string" calcext:value-type="string">
            <text:p><text:a xlink:href="http://kohsuke.org/windows-package-checker/" xlink:type="simple">windows-package-checker</text:a></text:p>
          </table:table-cell>
          <table:table-cell office:value-type="string" calcext:value-type="string">
            <text:p>org.kohsuke:windows-package-checker:1.0</text:p>
          </table:table-cell>
          <table:table-cell office:value-type="string" calcext:value-type="string">
            <text:p><text:a xlink:href="http://www.opensource.org/licenses/mit-license.php" xlink:type="simple">MIT license</text:a></text:p>
          </table:table-cell>
        </table:table-row>
        <table:table-row table:style-name="ro4">
          <table:table-cell office:value-type="string" calcext:value-type="string">
            <text:p><text:a xlink:href="http://commons.apache.org/collections/" xlink:type="simple">Commons Collections</text:a></text:p>
          </table:table-cell>
          <table:table-cell office:value-type="string" calcext:value-type="string">
            <text:p>commons-collections:commons-collections:3.2.1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2">
          <table:table-cell office:value-type="string" calcext:value-type="string">
            <text:p><text:a xlink:href="http://stapler.kohsuke.org/stapler/" xlink:type="simple">Stapler</text:a></text:p>
          </table:table-cell>
          <table:table-cell office:value-type="string" calcext:value-type="string">
            <text:p>org.kohsuke.stapler:stapler:1.237</text:p>
          </table:table-cell>
          <table:table-cell office:value-type="string" calcext:value-type="string">
            <text:p><text:a xlink:href="http://opensource.org/licenses/bsd-license.php" xlink:type="simple">2-clause BSD license</text:a></text:p>
          </table:table-cell>
        </table:table-row>
        <table:table-row table:style-name="ro5">
          <table:table-cell office:value-type="string" calcext:value-type="string">
            <text:p><text:a xlink:href="http://asm.objectweb.org/asm-tree/" xlink:type="simple">ASM Tree</text:a></text:p>
          </table:table-cell>
          <table:table-cell office:value-type="string" calcext:value-type="string">
            <text:p>org.ow2.asm:asm-tree:4.0</text:p>
          </table:table-cell>
          <table:table-cell office:value-type="string" calcext:value-type="string">
            <text:p><text:a xlink:href="http://asm.objectweb.org/license.html" xlink:type="simple">BSD</text:a></text:p>
          </table:table-cell>
        </table:table-row>
        <table:table-row table:style-name="ro2">
          <table:table-cell office:value-type="string" calcext:value-type="string">
            <text:p><text:a xlink:href="http://code.google.com/p/guava-libraries/guava" xlink:type="simple">Guava: Google Core Libraries for Java</text:a></text:p>
          </table:table-cell>
          <table:table-cell office:value-type="string" calcext:value-type="string">
            <text:p>com.google.guava:guava:11.0.1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3">
          <table:table-cell office:value-type="string" calcext:value-type="string">
            <text:p><text:a xlink:href="http://192.168.1.208:8080/about/" xlink:type="simple">Pure Java - COM bridge</text:a></text:p>
          </table:table-cell>
          <table:table-cell office:value-type="string" calcext:value-type="string">
            <text:p>org.kohsuke.jinterop:j-interopdeps:2.0.6-kohsuke-1</text:p>
          </table:table-cell>
          <table:table-cell office:value-type="string" calcext:value-type="string">
            <text:p><text:a xlink:href="http://www.j-interop.org/license.html" xlink:type="simple">LGPL v3</text:a></text:p>
          </table:table-cell>
        </table:table-row>
        <table:table-row table:style-name="ro2">
          <table:table-cell office:value-type="string" calcext:value-type="string">
            <text:p><text:a xlink:href="http://acegisecurity.org/acegi-security/" xlink:type="simple">Acegi Security Core</text:a></text:p>
          </table:table-cell>
          <table:table-cell office:value-type="string" calcext:value-type="string">
            <text:p>org.acegisecurity:acegi-security:1.0.7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3">
          <table:table-cell office:value-type="string" calcext:value-type="string">
            <text:p><text:a xlink:href="http://www.springframework.org/" xlink:type="simple">Spring Framework: Context</text:a></text:p>
          </table:table-cell>
          <table:table-cell office:value-type="string" calcext:value-type="string">
            <text:p>org.springframework:spring-context:2.5.6.SEC03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5">
          <table:table-cell office:value-type="string" calcext:value-type="string">
            <text:p><text:a xlink:href="http://code.google.com/p/atinject/" xlink:type="simple">javax.inject</text:a></text:p>
          </table:table-cell>
          <table:table-cell office:value-type="string" calcext:value-type="string">
            <text:p>javax.inject:javax.inject:1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2">
          <table:table-cell office:value-type="string" calcext:value-type="string">
            <text:p><text:a xlink:href="http://jenkins-ci.org/version-number/" xlink:type="simple">Version number manipulation</text:a></text:p>
          </table:table-cell>
          <table:table-cell office:value-type="string" calcext:value-type="string">
            <text:p>org.jenkins-ci:version-number:1.1</text:p>
          </table:table-cell>
          <table:table-cell office:value-type="string" calcext:value-type="string">
            <text:p><text:a xlink:href="http://jenkins-ci.org/mit-license" xlink:type="simple">MIT License</text:a></text:p>
          </table:table-cell>
        </table:table-row>
        <table:table-row table:style-name="ro4">
          <table:table-cell office:value-type="string" calcext:value-type="string">
            <text:p><text:a xlink:href="http://commons.apache.org/proper/commons-fileupload/" xlink:type="simple">Apache Commons FileUpload</text:a></text:p>
          </table:table-cell>
          <table:table-cell office:value-type="string" calcext:value-type="string">
            <text:p>commons-fileupload:commons-fileupload:1.3.1-jenkins-1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3">
          <table:table-cell office:value-type="string" calcext:value-type="string">
            <text:p><text:a xlink:href="http://192.168.1.208:8080/about/" xlink:type="simple">relaxngDatatype</text:a></text:p>
          </table:table-cell>
          <table:table-cell office:value-type="string" calcext:value-type="string">
            <text:p>relaxngDatatype:relaxngDatatype:20020414</text:p>
          </table:table-cell>
          <table:table-cell office:value-type="string" calcext:value-type="string">
            <text:p><text:a xlink:href="http://opensource.org/licenses/BSD-2-Clause" xlink:type="simple">BSD License</text:a></text:p>
          </table:table-cell>
        </table:table-row>
        <table:table-row table:style-name="ro2">
          <table:table-cell office:value-type="string" calcext:value-type="string">
            <text:p><text:a xlink:href="http://jenkins-ci.org/pom/cli/" xlink:type="simple">Jenkins cli</text:a></text:p>
          </table:table-cell>
          <table:table-cell office:value-type="string" calcext:value-type="string">
            <text:p>org.jenkins-ci.main:cli:1.638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5">
          <table:table-cell office:value-type="string" calcext:value-type="string">
            <text:p><text:a xlink:href="http://www.slf4j.org/" xlink:type="simple">SLF4J JDK14 Binding</text:a></text:p>
          </table:table-cell>
          <table:table-cell office:value-type="string" calcext:value-type="string">
            <text:p>org.slf4j:slf4j-jdk14:1.7.7</text:p>
          </table:table-cell>
          <table:table-cell office:value-type="string" calcext:value-type="string">
            <text:p><text:a xlink:href="http://www.opensource.org/licenses/mit-license.php" xlink:type="simple">MIT License</text:a></text:p>
          </table:table-cell>
        </table:table-row>
        <table:table-row table:style-name="ro2">
          <table:table-cell office:value-type="string" calcext:value-type="string">
            <text:p><text:a xlink:href="http://www.extreme.indiana.edu/xgws/xsoap/xpp/mxp1/" xlink:type="simple">MXP1: Xml Pull Parser 3rd Edition (XPP3)</text:a></text:p>
          </table:table-cell>
          <table:table-cell office:value-type="string" calcext:value-type="string">
            <text:p>xpp3:xpp3:1.1.4c</text:p>
          </table:table-cell>
          <table:table-cell office:value-type="string" calcext:value-type="string">
            <text:p><text:a xlink:href="http://www.extreme.indiana.edu/viewcvs/~checkout~/XPP3/java/LICENSE.txt" xlink:type="simple">Indiana University Extreme! Lab Software License, vesion 1.1.1</text:a></text:p>
            <text:p><text:a xlink:href="http://creativecommons.org/licenses/publicdomain" xlink:type="simple">Public Domain</text:a></text:p>
            <text:p><text:a xlink:href="http://www.apache.org/licenses/LICENSE-1.1" xlink:type="simple">Apache Software License, version 1.1</text:a></text:p>
          </table:table-cell>
        </table:table-row>
        <table:table-row table:style-name="ro4">
          <table:table-cell office:value-type="string" calcext:value-type="string">
            <text:p><text:a xlink:href="http://jenkins-ci.org/bytecode-compatibility-transformer/" xlink:type="simple">Bytecode transformation-based library for managing backward compatibility</text:a></text:p>
          </table:table-cell>
          <table:table-cell office:value-type="string" calcext:value-type="string">
            <text:p>org.jenkins-ci:bytecode-compatibility-transformer:1.7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2">
          <table:table-cell office:value-type="string" calcext:value-type="string">
            <text:p><text:a xlink:href="http://txw.java.net/txw2/" xlink:type="simple">TXW2 Runtime</text:a></text:p>
          </table:table-cell>
          <table:table-cell office:value-type="string" calcext:value-type="string">
            <text:p>com.sun.xml.txw2:txw2:20110809</text:p>
          </table:table-cell>
          <table:table-cell office:value-type="string" calcext:value-type="string">
            <text:p><text:a xlink:href="http://glassfish.java.net/public/CDDL+GPL_1_1.html" xlink:type="simple">CDDL v1.1 / GPL v2 dual license</text:a></text:p>
          </table:table-cell>
        </table:table-row>
        <table:table-row table:style-name="ro3">
          <table:table-cell office:value-type="string" calcext:value-type="string">
            <text:p><text:a xlink:href="http://192.168.1.208:8080/about/" xlink:type="simple">activation</text:a></text:p>
          </table:table-cell>
          <table:table-cell office:value-type="string" calcext:value-type="string">
            <text:p>org.jvnet.hudson:activation:1.1.1-hudson-1</text:p>
          </table:table-cell>
          <table:table-cell office:value-type="string" calcext:value-type="string">
            <text:p><text:a xlink:href="http://www.sun.com/cddl/" xlink:type="simple">CDDL</text:a></text:p>
          </table:table-cell>
        </table:table-row>
        <table:table-row table:style-name="ro2">
          <table:table-cell office:value-type="string" calcext:value-type="string">
            <text:p><text:a xlink:href="http://www.apache.org/sshd/sshd-core/" xlink:type="simple">Apache Mina SSHD :: Core</text:a></text:p>
          </table:table-cell>
          <table:table-cell office:value-type="string" calcext:value-type="string">
            <text:p>org.apache.sshd:sshd-core:0.8.0</text:p>
          </table:table-cell>
          <table:table-cell office:value-type="string" calcext:value-type="string">
            <text:p><text:a xlink:href="http://www.apache.org/licenses/LICENSE-2.0" xlink:type="simple">Apache 2.0 License</text:a></text:p>
          </table:table-cell>
        </table:table-row>
        <table:table-row table:style-name="ro5">
          <table:table-cell office:value-type="string" calcext:value-type="string">
            <text:p><text:a xlink:href="http://kohsuke.org/akuma/" xlink:type="simple">Embeddable daemonization library</text:a></text:p>
          </table:table-cell>
          <table:table-cell office:value-type="string" calcext:value-type="string">
            <text:p>org.kohsuke:akuma:1.10</text:p>
          </table:table-cell>
          <table:table-cell office:value-type="string" calcext:value-type="string">
            <text:p><text:a xlink:href="http://www.opensource.org/licenses/mit-license.php" xlink:type="simple">MIT license</text:a></text:p>
          </table:table-cell>
        </table:table-row>
        <table:table-row table:style-name="ro5">
          <table:table-cell office:value-type="string" calcext:value-type="string">
            <text:p><text:a xlink:href="http://asm.objectweb.org/asm/" xlink:type="simple">ASM Core</text:a></text:p>
          </table:table-cell>
          <table:table-cell office:value-type="string" calcext:value-type="string">
            <text:p>org.ow2.asm:asm:4.0</text:p>
          </table:table-cell>
          <table:table-cell office:value-type="string" calcext:value-type="string">
            <text:p><text:a xlink:href="http://asm.objectweb.org/license.html" xlink:type="simple">BSD</text:a></text:p>
          </table:table-cell>
        </table:table-row>
        <table:table-row table:style-name="ro1">
          <table:table-cell office:value-type="string" calcext:value-type="string">
            <text:p><text:a xlink:href="http://wiki.jenkins-ci.org/display/JENKINS/Ant+Plugin" xlink:type="simple">Ant Plugin</text:a></text:p>
          </table:table-cell>
          <table:table-cell office:value-type="string" calcext:value-type="string">
            <text:p>org.jenkins-ci.plugins:ant:1.2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1">
          <table:table-cell office:value-type="string" calcext:value-type="string">
            <text:p><text:a xlink:href="http://wiki.jenkins-ci.org/display/JENKINS/OWASP+Markup+Formatter+Plugin" xlink:type="simple">OWASP Markup Formatter Plugin</text:a></text:p>
          </table:table-cell>
          <table:table-cell office:value-type="string" calcext:value-type="string">
            <text:p>org.jenkins-ci.plugins:antisamy-markup-formatter:1.3</text:p>
          </table:table-cell>
          <table:table-cell office:value-type="string" calcext:value-type="string">
            <text:p><text:a xlink:href="http://www.opensource.org/licenses/mit-license.php" xlink:type="simple">MIT</text:a></text:p>
          </table:table-cell>
        </table:table-row>
        <table:table-row table:style-name="ro1">
          <table:table-cell office:value-type="string" calcext:value-type="string">
            <text:p><text:a xlink:href="http://kohsuke.org/owasp-html-sanitizer/" xlink:type="simple">OWASP HTML Sanitizer</text:a></text:p>
          </table:table-cell>
          <table:table-cell office:value-type="string" calcext:value-type="string">
            <text:p>org.kohsuke:owasp-html-sanitizer:r88</text:p>
          </table:table-cell>
          <table:table-cell office:value-type="string" calcext:value-type="string">
            <text:p><text:a xlink:href="http://www.opensource.org/licenses/mit-license.php" xlink:type="simple">MIT license</text:a></text:p>
          </table:table-cell>
        </table:table-row>
        <table:table-row table:style-name="ro1">
          <table:table-cell office:value-type="string" calcext:value-type="string">
            <text:p><text:a xlink:href="http://wiki.jenkins-ci.org/display/JENKINS/Authentication+Tokens+API+Plugin" xlink:type="simple">Authentication Tokens API Plugin</text:a></text:p>
          </table:table-cell>
          <table:table-cell office:value-type="string" calcext:value-type="string">
            <text:p>org.jenkins-ci.plugins:authentication-tokens:1.2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1">
          <table:table-cell office:value-type="string" calcext:value-type="string">
            <text:p><text:a xlink:href="http://wiki.jenkins-ci.org/display/JENKINS/Credentials+Plugin" xlink:type="simple">Credentials Plugin</text:a></text:p>
          </table:table-cell>
          <table:table-cell office:value-type="string" calcext:value-type="string">
            <text:p>org.jenkins-ci.plugins:credentials:1.24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1">
          <table:table-cell office:value-type="string" calcext:value-type="string">
            <text:p><text:a xlink:href="http://findbugs.sourceforge.net/" xlink:type="simple">FindBugs-jsr305</text:a></text:p>
          </table:table-cell>
          <table:table-cell office:value-type="string" calcext:value-type="string">
            <text:p>com.google.code.findbugs:jsr305:1.3.9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stephenc.github.com/findbugs-annotations" xlink:type="simple">Findbugs Annotations under Apache License</text:a></text:p>
          </table:table-cell>
          <table:table-cell office:value-type="string" calcext:value-type="string">
            <text:p>com.github.stephenc.findbugs:findbugs-annotations:1.3.9-1</text:p>
          </table:table-cell>
          <table:table-cell office:value-type="string" calcext:value-type="string">
            <text:p><text:a xlink:href="http://www.apache.org/licenses/LICENSE-2.0.txt" xlink:type="simple">Apache License, Version 2.0</text:a></text:p>
          </table:table-cell>
        </table:table-row>
        <table:table-row table:style-name="ro1">
          <table:table-cell office:value-type="string" calcext:value-type="string">
            <text:p><text:a xlink:href="http://jcip.net/" xlink:type="simple">"Java Concurrency in Practice" book annotations</text:a></text:p>
          </table:table-cell>
          <table:table-cell office:value-type="string" calcext:value-type="string">
            <text:p>net.jcip:jcip-annotations:1.0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a xlink:href="http://wiki.jenkins-ci.org/display/JENKINS/CVS+Plugin" xlink:type="simple">Jenkins CVS Plug-in</text:a></text:p>
          </table:table-cell>
          <table:table-cell office:value-type="string" calcext:value-type="string">
            <text:p>org.jenkins-ci.plugins:cvs:2.12</text:p>
          </table:table-cell>
          <table:table-cell table:style-name="ce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://www.jcraft.com/jsch/" xlink:type="simple">JSch</text:a></text:p>
          </table:table-cell>
          <table:table-cell office:value-type="string" calcext:value-type="string">
            <text:p>com.jcraft:jsch:0.1.50</text:p>
          </table:table-cell>
          <table:table-cell office:value-type="string" calcext:value-type="string">
            <text:p><text:a xlink:href="http://www.jcraft.com/jsch/LICENSE.txt" xlink:type="simple">Revised BSD</text:a></text:p>
          </table:table-cell>
        </table:table-row>
        <table:table-row table:style-name="ro1">
          <table:table-cell office:value-type="string" calcext:value-type="string">
            <text:p>CvsClient</text:p>
          </table:table-cell>
          <table:table-cell office:value-type="string" calcext:value-type="string">
            <text:p>org.jenkins-ci.lib:cvsclient:71-jenkins-11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a xlink:href="https://wiki.jenkins-ci.org/display/JENKINS/Docker+Commons+Plugin" xlink:type="simple">Docker Commons Plugin</text:a></text:p>
          </table:table-cell>
          <table:table-cell office:value-type="string" calcext:value-type="string">
            <text:p>org.jenkins-ci.plugins:docker-commons:1.2</text:p>
          </table:table-cell>
          <table:table-cell office:value-type="string" calcext:value-type="string">
            <text:p><text:a xlink:href="http://opensource.org/licenses/MIT" xlink:type="simple">MIT License</text:a></text:p>
          </table:table-cell>
        </table:table-row>
        <table:table-row table:style-name="ro1">
          <table:table-cell office:value-type="string" calcext:value-type="string">
            <text:p><text:a xlink:href="http://findbugs.sourceforge.net/" xlink:type="simple">FindBugs-Annotations</text:a></text:p>
          </table:table-cell>
          <table:table-cell office:value-type="string" calcext:value-type="string">
            <text:p>com.google.code.findbugs:annotations:3.0.0</text:p>
          </table:table-cell>
          <table:table-cell office:value-type="string" calcext:value-type="string">
            <text:p><text:a xlink:href="http://www.gnu.org/licenses/lgpl.html" xlink:type="simple">GNU Lesser Public License</text:a></text:p>
          </table:table-cell>
        </table:table-row>
        <table:table-row table:style-name="ro1">
          <table:table-cell office:value-type="string" calcext:value-type="string">
            <text:p><text:a xlink:href="https://wiki.jenkins-ci.org/display/JENKINS/Monitoring+external+jobs" xlink:type="simple">External Monitor Job Type Plugin</text:a></text:p>
          </table:table-cell>
          <table:table-cell office:value-type="string" calcext:value-type="string">
            <text:p>org.jenkins-ci.plugins:external-monitor-job:1.4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1">
          <table:table-cell office:value-type="string" calcext:value-type="string">
            <text:p><text:a xlink:href="http://wiki.jenkins-ci.org/display/JENKINS/Google+Container+Registry+Auth+Plugin" xlink:type="simple">Google Container Registry Auth Plugin</text:a></text:p>
          </table:table-cell>
          <table:table-cell office:value-type="string" calcext:value-type="string">
            <text:p>org.jenkins-ci.plugins:google-container-registry-auth:0.2</text:p>
          </table:table-cell>
          <table:table-cell office:value-type="string" calcext:value-type="string">
            <text:p><text:a xlink:href="http://www.apache.org/licenses/LICENSE-2.0" xlink:type="simple">The Apache V2 License</text:a></text:p>
          </table:table-cell>
        </table:table-row>
        <table:table-row table:style-name="ro1">
          <table:table-cell office:value-type="string" calcext:value-type="string">
            <text:p><text:a xlink:href="http://hc.apache.org/httpcomponents-core-ga" xlink:type="simple">HttpCore</text:a></text:p>
          </table:table-cell>
          <table:table-cell office:value-type="string" calcext:value-type="string">
            <text:p>org.apache.httpcomponents:httpcore:4.2.4</text:p>
          </table:table-cell>
          <table:table-cell office:value-type="string" calcext:value-type="string">
            <text:p><text:a xlink:href="http://192.168.1.208:8080/pluginManager/plugin/google-container-registry-auth/LICENSE.txt" xlink:type="simple">Apache License</text:a></text:p>
          </table:table-cell>
        </table:table-row>
        <table:table-row table:style-name="ro1">
          <table:table-cell office:value-type="string" calcext:value-type="string">
            <text:p><text:a xlink:href="http://code.google.com/p/google-http-java-client/google-http-client-jackson2/" xlink:type="simple">Jackson 2 extensions to the Google HTTP Client Library for Java.</text:a></text:p>
          </table:table-cell>
          <table:table-cell office:value-type="string" calcext:value-type="string">
            <text:p>com.google.http-client:google-http-client-jackson2:1.19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wiki.fasterxml.com/JacksonHome" xlink:type="simple">Jackson-core</text:a></text:p>
          </table:table-cell>
          <table:table-cell office:value-type="string" calcext:value-type="string">
            <text:p>com.fasterxml.jackson.core:jackson-core:2.1.3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nexus.sonatype.org/oss-repository-hosting.html/google-api-services-storage" xlink:type="simple">Cloud Storage API v1-rev12-1.19.0</text:a></text:p>
          </table:table-cell>
          <table:table-cell office:value-type="string" calcext:value-type="string">
            <text:p>com.google.apis:google-api-services-storage:v1-rev12-1.19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code.google.com/p/google-oauth-java-client/google-oauth-client/" xlink:type="simple">Google OAuth Client Library for Java</text:a></text:p>
          </table:table-cell>
          <table:table-cell office:value-type="string" calcext:value-type="string">
            <text:p>com.google.oauth-client:google-oauth-client:1.19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code.google.com/p/guava-libraries/guava-jdk5" xlink:type="simple">Guava: Google Core Libraries for Java</text:a></text:p>
          </table:table-cell>
          <table:table-cell office:value-type="string" calcext:value-type="string">
            <text:p>com.google.guava:guava-jdk5:13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code.google.com/p/guava-libraries/guava" xlink:type="simple">Guava: Google Core Libraries for Java</text:a></text:p>
          </table:table-cell>
          <table:table-cell office:value-type="string" calcext:value-type="string">
            <text:p>com.google.guava:guava:14.0.1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stephenc.github.com/findbugs-annotations" xlink:type="simple">Findbugs Annotations under Apache License</text:a></text:p>
          </table:table-cell>
          <table:table-cell office:value-type="string" calcext:value-type="string">
            <text:p>com.github.stephenc.findbugs:findbugs-annotations:1.3.9-1</text:p>
          </table:table-cell>
          <table:table-cell office:value-type="string" calcext:value-type="string">
            <text:p><text:a xlink:href="http://www.apache.org/licenses/LICENSE-2.0.txt" xlink:type="simple">Apache License, Version 2.0</text:a></text:p>
          </table:table-cell>
        </table:table-row>
        <table:table-row table:style-name="ro1">
          <table:table-cell office:value-type="string" calcext:value-type="string">
            <text:p><text:a xlink:href="http://code.google.com/p/google-api-java-client/google-api-client/" xlink:type="simple">Google APIs Client Library for Java</text:a></text:p>
          </table:table-cell>
          <table:table-cell office:value-type="string" calcext:value-type="string">
            <text:p>com.google.api-client:google-api-client:1.19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wiki.jenkins-ci.org/display/JENKINS/Google+OAuth+Plugin" xlink:type="simple">Google OAuth Credentials plugin</text:a></text:p>
          </table:table-cell>
          <table:table-cell office:value-type="string" calcext:value-type="string">
            <text:p>org.jenkins-ci.plugins:google-oauth-plugin:0.4</text:p>
          </table:table-cell>
          <table:table-cell office:value-type="string" calcext:value-type="string">
            <text:p><text:a xlink:href="http://www.apache.org/licenses/LICENSE-2.0" xlink:type="simple">The Apache V2 License</text:a></text:p>
          </table:table-cell>
        </table:table-row>
        <table:table-row table:style-name="ro1">
          <table:table-cell office:value-type="string" calcext:value-type="string">
            <text:p><text:a xlink:href="http://jackson.codehaus.org/" xlink:type="simple">Jackson</text:a></text:p>
          </table:table-cell>
          <table:table-cell office:value-type="string" calcext:value-type="string">
            <text:p>org.codehaus.jackson:jackson-core-asl:1.9.11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findbugs.sourceforge.net/" xlink:type="simple">FindBugs-jsr305</text:a></text:p>
          </table:table-cell>
          <table:table-cell office:value-type="string" calcext:value-type="string">
            <text:p>com.google.code.findbugs:jsr305:1.3.9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code.google.com/p/guava-libraries/guava" xlink:type="simple">Guava: Google Core Libraries for Java</text:a></text:p>
          </table:table-cell>
          <table:table-cell office:value-type="string" calcext:value-type="string">
            <text:p>com.google.guava:guava:14.0.1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commons.apache.org/io/" xlink:type="simple">Commons IO</text:a></text:p>
          </table:table-cell>
          <table:table-cell office:value-type="string" calcext:value-type="string">
            <text:p>commons-io:commons-io:2.4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hc.apache.org/httpcomponents-client" xlink:type="simple">HttpClient</text:a></text:p>
          </table:table-cell>
          <table:table-cell office:value-type="string" calcext:value-type="string">
            <text:p>org.apache.httpcomponents:httpclient:4.0.1</text:p>
          </table:table-cell>
          <table:table-cell office:value-type="string" calcext:value-type="string">
            <text:p><text:a xlink:href="http://192.168.1.208:8080/pluginManager/plugin/LICENSE.txt" xlink:type="simple">Apache License</text:a></text:p>
          </table:table-cell>
        </table:table-row>
        <table:table-row table:style-name="ro1">
          <table:table-cell office:value-type="string" calcext:value-type="string">
            <text:p><text:a xlink:href="http://code.google.com/p/google-api-java-client/google-api-client/" xlink:type="simple">Google APIs Client Library for Java</text:a></text:p>
          </table:table-cell>
          <table:table-cell office:value-type="string" calcext:value-type="string">
            <text:p>com.google.api-client:google-api-client:1.17.0-rc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findbugs.sourceforge.net/" xlink:type="simple">jsr305</text:a></text:p>
          </table:table-cell>
          <table:table-cell office:value-type="string" calcext:value-type="string">
            <text:p>net.sourceforge.findbugs:jsr305:1.3.2</text:p>
          </table:table-cell>
          <table:table-cell office:value-type="string" calcext:value-type="string">
            <text:p><text:a xlink:href="http://www.gnu.org/licenses/lgpl.html" xlink:type="simple">GNU Lesser Public License</text:a></text:p>
          </table:table-cell>
        </table:table-row>
        <table:table-row table:style-name="ro1">
          <table:table-cell office:value-type="string" calcext:value-type="string">
            <text:p><text:a xlink:href="http://nexus.sonatype.org/oss-repository-hosting.html/google-api-services-oauth2" xlink:type="simple">Google OAuth2 API v2-rev51-1.17.0-rc</text:a></text:p>
          </table:table-cell>
          <table:table-cell office:value-type="string" calcext:value-type="string">
            <text:p>com.google.apis:google-api-services-oauth2:v2-rev51-1.17.0-rc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code.google.com/p/google-oauth-java-client/google-oauth-client/" xlink:type="simple">Google OAuth Client Library for Java</text:a></text:p>
          </table:table-cell>
          <table:table-cell office:value-type="string" calcext:value-type="string">
            <text:p>com.google.oauth-client:google-oauth-client:1.17.0-rc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joda-time.sourceforge.net/" xlink:type="simple">Joda time</text:a></text:p>
          </table:table-cell>
          <table:table-cell office:value-type="string" calcext:value-type="string">
            <text:p>joda-time:joda-time:1.5.1</text:p>
          </table:table-cell>
          <table:table-cell office:value-type="string" calcext:value-type="string">
            <text:p><text:a xlink:href="http://www.apache.org/licenses/" xlink:type="simple">Apache 2</text:a></text:p>
          </table:table-cell>
        </table:table-row>
        <table:table-row table:style-name="ro1">
          <table:table-cell office:value-type="string" calcext:value-type="string">
            <text:p><text:a xlink:href="http://code.google.com/p/google-http-java-client/google-http-client-jackson/" xlink:type="simple">Jackson extensions to the Google HTTP Client Library for Java.</text:a></text:p>
          </table:table-cell>
          <table:table-cell office:value-type="string" calcext:value-type="string">
            <text:p>com.google.http-client:google-http-client-jackson:1.17.0-rc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hc.apache.org/httpcomponents-core/" xlink:type="simple">HttpCore</text:a></text:p>
          </table:table-cell>
          <table:table-cell office:value-type="string" calcext:value-type="string">
            <text:p>org.apache.httpcomponents:httpcore:4.0.1</text:p>
          </table:table-cell>
          <table:table-cell office:value-type="string" calcext:value-type="string">
            <text:p><text:a xlink:href="http://www.apache.org/licenses/LICENSE-2.0.html" xlink:type="simple">Apache License</text:a></text:p>
          </table:table-cell>
        </table:table-row>
        <table:table-row table:style-name="ro1">
          <table:table-cell office:value-type="string" calcext:value-type="string">
            <text:p><text:a xlink:href="http://code.google.com/p/google-http-java-client/google-http-client/" xlink:type="simple">Google HTTP Client Library for Java</text:a></text:p>
          </table:table-cell>
          <table:table-cell office:value-type="string" calcext:value-type="string">
            <text:p>com.google.http-client:google-http-client:1.17.0-rc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s://wiki.jenkins-ci.org/display/JENKINS/Google+Play+Android+Publisher+Plugin" xlink:type="simple">Google Play Android Publisher Plugin</text:a></text:p>
          </table:table-cell>
          <table:table-cell office:value-type="string" calcext:value-type="string">
            <text:p>org.jenkins-ci.plugins:google-play-android-publisher:1.4.1</text:p>
          </table:table-cell>
          <table:table-cell office:value-type="string" calcext:value-type="string">
            <text:p><text:a xlink:href="http://opensource.org/licenses/MIT" xlink:type="simple">MIT License</text:a></text:p>
          </table:table-cell>
        </table:table-row>
        <table:table-row table:style-name="ro1">
          <table:table-cell office:value-type="string" calcext:value-type="string">
            <text:p><text:a xlink:href="http://hc.apache.org/httpcomponents-core-ga" xlink:type="simple">HttpCore</text:a></text:p>
          </table:table-cell>
          <table:table-cell office:value-type="string" calcext:value-type="string">
            <text:p>org.apache.httpcomponents:httpcore:4.2.4</text:p>
          </table:table-cell>
          <table:table-cell office:value-type="string" calcext:value-type="string">
            <text:p><text:a xlink:href="http://192.168.1.208:8080/pluginManager/plugin/google-play-android-publisher/LICENSE.txt" xlink:type="simple">Apache License</text:a></text:p>
          </table:table-cell>
        </table:table-row>
        <table:table-row table:style-name="ro1">
          <table:table-cell office:value-type="string" calcext:value-type="string">
            <text:p><text:a xlink:href="http://code.google.com/p/google-http-java-client/google-http-client-jackson2/" xlink:type="simple">Jackson 2 extensions to the Google HTTP Client Library for Java.</text:a></text:p>
          </table:table-cell>
          <table:table-cell office:value-type="string" calcext:value-type="string">
            <text:p>com.google.http-client:google-http-client-jackson2:1.19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wiki.fasterxml.com/JacksonHome" xlink:type="simple">Jackson-core</text:a></text:p>
          </table:table-cell>
          <table:table-cell office:value-type="string" calcext:value-type="string">
            <text:p>com.fasterxml.jackson.core:jackson-core:2.1.3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nexus.sonatype.org/oss-repository-hosting.html/google-api-services-androidpublisher" xlink:type="simple">Google Play Android Developer API v2-rev2-1.19.0</text:a></text:p>
          </table:table-cell>
          <table:table-cell office:value-type="string" calcext:value-type="string">
            <text:p>com.google.apis:google-api-services-androidpublisher:v2-rev2-1.19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code.google.com/p/google-oauth-java-client/google-oauth-client/" xlink:type="simple">Google OAuth Client Library for Java</text:a></text:p>
          </table:table-cell>
          <table:table-cell office:value-type="string" calcext:value-type="string">
            <text:p>com.google.oauth-client:google-oauth-client:1.19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code.google.com/p/guava-libraries/guava-jdk5" xlink:type="simple">Guava: Google Core Libraries for Java</text:a></text:p>
          </table:table-cell>
          <table:table-cell office:value-type="string" calcext:value-type="string">
            <text:p>com.google.guava:guava-jdk5:13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commons.apache.org/cli/" xlink:type="simple">Commons CLI</text:a></text:p>
          </table:table-cell>
          <table:table-cell office:value-type="string" calcext:value-type="string">
            <text:p>commons-cli:commons-cli:1.2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commons.apache.org/proper/commons-compress/" xlink:type="simple">Apache Commons Compress</text:a></text:p>
          </table:table-cell>
          <table:table-cell office:value-type="string" calcext:value-type="string">
            <text:p>org.apache.commons:commons-compress:1.6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stephenc.github.com/findbugs-annotations" xlink:type="simple">Findbugs Annotations under Apache License</text:a></text:p>
          </table:table-cell>
          <table:table-cell office:value-type="string" calcext:value-type="string">
            <text:p>com.github.stephenc.findbugs:findbugs-annotations:1.3.9-1</text:p>
          </table:table-cell>
          <table:table-cell office:value-type="string" calcext:value-type="string">
            <text:p><text:a xlink:href="http://www.apache.org/licenses/LICENSE-2.0.txt" xlink:type="simple">Apache License, Version 2.0</text:a></text:p>
          </table:table-cell>
        </table:table-row>
        <table:table-row table:style-name="ro1">
          <table:table-cell office:value-type="string" calcext:value-type="string">
            <text:p><text:a xlink:href="https://github.com/xiaxiaocao/apk-parser" xlink:type="simple">apk-parser</text:a></text:p>
          </table:table-cell>
          <table:table-cell office:value-type="string" calcext:value-type="string">
            <text:p>net.dongliu:apk-parser:1.4.7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code.google.com/p/google-api-java-client/google-api-client/" xlink:type="simple">Google APIs Client Library for Java</text:a></text:p>
          </table:table-cell>
          <table:table-cell office:value-type="string" calcext:value-type="string">
            <text:p>com.google.api-client:google-api-client:1.19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tukaani.org/xz/java.html" xlink:type="simple">XZ for Java</text:a></text:p>
          </table:table-cell>
          <table:table-cell office:value-type="string" calcext:value-type="string">
            <text:p>org.tukaani:xz:1.4</text:p>
          </table:table-cell>
          <table:table-cell office:value-type="string" calcext:value-type="string">
            <text:p><text:a xlink:href="http://192.168.1.208:8080/pluginManager/plugin/google-play-android-publisher/thirdPartyLicenses" xlink:type="simple">Public Domain</text:a></text:p>
          </table:table-cell>
        </table:table-row>
        <table:table-row table:style-name="ro1">
          <table:table-cell office:value-type="string" calcext:value-type="string">
            <text:p><text:a xlink:href="http://wiki.jenkins-ci.org/display/JENKINS/Javadoc+Plugin" xlink:type="simple">Javadoc Plugin</text:a></text:p>
          </table:table-cell>
          <table:table-cell office:value-type="string" calcext:value-type="string">
            <text:p>org.jenkins-ci.plugins:javadoc:1.3</text:p>
          </table:table-cell>
          <table:table-cell office:value-type="string" calcext:value-type="string">
            <text:p><text:a xlink:href="http://opensource.org/licenses/MIT" xlink:type="simple">The MIT license</text:a></text:p>
          </table:table-cell>
        </table:table-row>
        <table:table-row table:style-name="ro1">
          <table:table-cell office:value-type="string" calcext:value-type="string">
            <text:p><text:a xlink:href="http://wiki.jenkins-ci.org/display/JENKINS/JUnit+Plugin" xlink:type="simple">JUnit Plugin</text:a></text:p>
          </table:table-cell>
          <table:table-cell office:value-type="string" calcext:value-type="string">
            <text:p>org.jenkins-ci.plugins:junit:1.9</text:p>
          </table:table-cell>
          <table:table-cell office:value-type="string" calcext:value-type="string">
            <text:p><text:a xlink:href="http://opensource.org/licenses/MIT" xlink:type="simple">MIT</text:a></text:p>
          </table:table-cell>
        </table:table-row>
        <table:table-row table:style-name="ro1">
          <table:table-cell office:value-type="string" calcext:value-type="string">
            <text:p><text:a xlink:href="http://wiki.jenkins-ci.org/display/JENKINS/LDAP+Plugin" xlink:type="simple">LDAP Plugin</text:a></text:p>
          </table:table-cell>
          <table:table-cell office:value-type="string" calcext:value-type="string">
            <text:p>org.jenkins-ci.plugins:ldap:1.11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1">
          <table:table-cell office:value-type="string" calcext:value-type="string">
            <text:p><text:a xlink:href="http://wiki.jenkins-ci.org/display/JENKINS/Mailer" xlink:type="simple">Jenkins Mailer Plugin</text:a></text:p>
          </table:table-cell>
          <table:table-cell office:value-type="string" calcext:value-type="string">
            <text:p>org.jenkins-ci.plugins:mailer:1.16</text:p>
          </table:table-cell>
          <table:table-cell office:value-type="string" calcext:value-type="string">
            <text:p><text:a xlink:href="http://opensource.org/licenses/MIT" xlink:type="simple">The MIT license</text:a></text:p>
          </table:table-cell>
        </table:table-row>
        <table:table-row table:style-name="ro1">
          <table:table-cell office:value-type="string" calcext:value-type="string">
            <text:p><text:a xlink:href="http://wiki.jenkins-ci.org/display/JENKINS/MapDB+API+Plugin" xlink:type="simple">MapDB API Plugin</text:a></text:p>
          </table:table-cell>
          <table:table-cell office:value-type="string" calcext:value-type="string">
            <text:p>org.jenkins-ci.plugins:mapdb-api:1.0.6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www.mapdb.org/" xlink:type="simple">mapdb</text:a></text:p>
          </table:table-cell>
          <table:table-cell office:value-type="string" calcext:value-type="string">
            <text:p>org.mapdb:mapdb:1.0.6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wiki.jenkins-ci.org/display/JENKINS/Matrix+Authorization+Strategy+Plugin" xlink:type="simple">Matrix Authorization Strategy Plugin</text:a></text:p>
          </table:table-cell>
          <table:table-cell office:value-type="string" calcext:value-type="string">
            <text:p>org.jenkins-ci.plugins:matrix-auth:1.2</text:p>
          </table:table-cell>
          <table:table-cell office:value-type="string" calcext:value-type="string">
            <text:p><text:a xlink:href="http://www.opensource.org/licenses/mit-license.php" xlink:type="simple">MIT</text:a></text:p>
          </table:table-cell>
        </table:table-row>
        <table:table-row table:style-name="ro1">
          <table:table-cell office:value-type="string" calcext:value-type="string">
            <text:p><text:a xlink:href="https://wiki.jenkins-ci.org/display/JENKINS/Matrix+Project+Plugin" xlink:type="simple">Matrix Project Plugin</text:a></text:p>
          </table:table-cell>
          <table:table-cell office:value-type="string" calcext:value-type="string">
            <text:p>org.jenkins-ci.plugins:matrix-project:1.6</text:p>
          </table:table-cell>
          <table:table-cell office:value-type="string" calcext:value-type="string">
            <text:p><text:a xlink:href="http://opensource.org/licenses/MIT" xlink:type="simple">MIT License</text:a></text:p>
          </table:table-cell>
        </table:table-row>
        <table:table-row table:style-name="ro1">
          <table:table-cell office:value-type="string" calcext:value-type="string">
            <text:p><text:a xlink:href="http://wiki.jenkins-ci.org/display/JENKINS/Maven+Project+Plugin" xlink:type="simple">Maven Integration plugin</text:a></text:p>
          </table:table-cell>
          <table:table-cell office:value-type="string" calcext:value-type="string">
            <text:p>org.jenkins-ci.main:maven-plugin:2.12.1</text:p>
          </table:table-cell>
          <table:table-cell office:value-type="string" calcext:value-type="string">
            <text:p><text:a xlink:href="http://www.opensource.org/licenses/mit-license.php" xlink:type="simple">MIT License</text:a></text:p>
          </table:table-cell>
        </table:table-row>
        <table:table-row table:style-name="ro1">
          <table:table-cell office:value-type="string" calcext:value-type="string">
            <text:p><text:a xlink:href="http://www.eclipse.org/sisu/org.eclipse.sisu.inject/" xlink:type="simple">org.eclipse.sisu.inject</text:a></text:p>
          </table:table-cell>
          <table:table-cell office:value-type="string" calcext:value-type="string">
            <text:p>org.eclipse.sisu:org.eclipse.sisu.inject:0.0.0.M5</text:p>
          </table:table-cell>
          <table:table-cell office:value-type="string" calcext:value-type="string">
            <text:p><text:a xlink:href="http://www.eclipse.org/legal/epl-v10.html" xlink:type="simple">Eclipse Public License, Version 1.0</text:a></text:p>
          </table:table-cell>
        </table:table-row>
        <table:table-row table:style-name="ro1">
          <table:table-cell office:value-type="string" calcext:value-type="string">
            <text:p><text:a xlink:href="http://jenkins-ci.org/maven-modules/maven3-interceptor/" xlink:type="simple">Jenkins Maven3 Interceptor</text:a></text:p>
          </table:table-cell>
          <table:table-cell office:value-type="string" calcext:value-type="string">
            <text:p>org.jenkins-ci.main.maven:maven3-interceptor:1.7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1">
          <table:table-cell office:value-type="string" calcext:value-type="string">
            <text:p><text:a xlink:href="http://commons.apache.org/logging" xlink:type="simple">Commons Logging</text:a></text:p>
          </table:table-cell>
          <table:table-cell office:value-type="string" calcext:value-type="string">
            <text:p>commons-logging:commons-logging:1.1.1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maven.apache.org/shared/maven-reporting-api/" xlink:type="simple">Maven Reporting API</text:a></text:p>
          </table:table-cell>
          <table:table-cell office:value-type="string" calcext:value-type="string">
            <text:p>org.apache.maven.reporting:maven-reporting-api:3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commons.apache.org/lang/" xlink:type="simple">Commons Lang</text:a></text:p>
          </table:table-cell>
          <table:table-cell office:value-type="string" calcext:value-type="string">
            <text:p>commons-lang:commons-lang:2.6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www.eclipse.org/aether/aether-connector-wagon/" xlink:type="simple">Aether Connector Wagon</text:a></text:p>
          </table:table-cell>
          <table:table-cell office:value-type="string" calcext:value-type="string">
            <text:p>org.eclipse.aether:aether-connector-wagon:0.9.0.M2</text:p>
          </table:table-cell>
          <table:table-cell office:value-type="string" calcext:value-type="string">
            <text:p><text:a xlink:href="http://www.eclipse.org/legal/epl-v10.html" xlink:type="simple">Eclipse Public License, Version 1.0</text:a></text:p>
          </table:table-cell>
        </table:table-row>
        <table:table-row table:style-name="ro1">
          <table:table-cell office:value-type="string" calcext:value-type="string">
            <text:p><text:a xlink:href="http://192.168.1.208:8080/pluginManager/plugin/maven-plugin/thirdPartyLicenses" xlink:type="simple">Plexus Default Interactivity Handler</text:a></text:p>
          </table:table-cell>
          <table:table-cell office:value-type="string" calcext:value-type="string">
            <text:p>org.codehaus.plexus:plexus-interactivity-api:1.0-alpha-6</text:p>
          </table:table-cell>
          <table:table-cell table:style-name="ce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://hc.apache.org/httpcomponents-core-ga" xlink:type="simple">HttpCore</text:a></text:p>
          </table:table-cell>
          <table:table-cell office:value-type="string" calcext:value-type="string">
            <text:p>org.apache.httpcomponents:httpcore:4.2.4</text:p>
          </table:table-cell>
          <table:table-cell office:value-type="string" calcext:value-type="string">
            <text:p><text:a xlink:href="http://192.168.1.208:8080/pluginManager/plugin/maven-plugin/LICENSE.txt" xlink:type="simple">Apache License</text:a></text:p>
          </table:table-cell>
        </table:table-row>
        <table:table-row table:style-name="ro1">
          <table:table-cell office:value-type="string" calcext:value-type="string">
            <text:p><text:a xlink:href="http://www.jcraft.com/jsch/" xlink:type="simple">JSch</text:a></text:p>
          </table:table-cell>
          <table:table-cell office:value-type="string" calcext:value-type="string">
            <text:p>com.jcraft:jsch:0.1.44-1</text:p>
          </table:table-cell>
          <table:table-cell office:value-type="string" calcext:value-type="string">
            <text:p><text:a xlink:href="http://www.jcraft.com/jsch/LICENSE.txt" xlink:type="simple">Revised BSD</text:a></text:p>
          </table:table-cell>
        </table:table-row>
        <table:table-row table:style-name="ro1">
          <table:table-cell office:value-type="string" calcext:value-type="string">
            <text:p><text:a xlink:href="http://maven.apache.org/wagon/wagon-providers/wagon-http-shared4" xlink:type="simple">Apache Maven Wagon :: Providers :: HTTP Shared Library 4</text:a></text:p>
          </table:table-cell>
          <table:table-cell office:value-type="string" calcext:value-type="string">
            <text:p>org.apache.maven.wagon:wagon-http-shared4:2.4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maven.apache.org/wagon/wagon-providers/wagon-ssh-external" xlink:type="simple">Apache Maven Wagon :: Providers :: SSH External Provider</text:a></text:p>
          </table:table-cell>
          <table:table-cell office:value-type="string" calcext:value-type="string">
            <text:p>org.apache.maven.wagon:wagon-ssh-external:2.4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maven.apache.org/ref/3.1.0/maven-compat" xlink:type="simple">Maven Compat</text:a></text:p>
          </table:table-cell>
          <table:table-cell office:value-type="string" calcext:value-type="string">
            <text:p>org.apache.maven:maven-compat:3.1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maven.apache.org/ref/3.1.0/maven-model" xlink:type="simple">Maven Model</text:a></text:p>
          </table:table-cell>
          <table:table-cell office:value-type="string" calcext:value-type="string">
            <text:p>org.apache.maven:maven-model:3.1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spice.sonatype.org/plexus-sec-dispatcher" xlink:type="simple">Plexus Security Dispatcher Component</text:a></text:p>
          </table:table-cell>
          <table:table-cell office:value-type="string" calcext:value-type="string">
            <text:p>org.sonatype.plexus:plexus-sec-dispatcher:1.3</text:p>
          </table:table-cell>
          <table:table-cell office:value-type="string" calcext:value-type="string">
            <text:p><text:a xlink:href="http://www.apache.org/licenses/LICENSE-2.0" xlink:type="simple">Apache Public License 2.0</text:a></text:p>
          </table:table-cell>
        </table:table-row>
        <table:table-row table:style-name="ro1">
          <table:table-cell office:value-type="string" calcext:value-type="string">
            <text:p><text:a xlink:href="http://jakarta.apache.org/httpcomponents/httpclient-3.x/" xlink:type="simple">HttpClient</text:a></text:p>
          </table:table-cell>
          <table:table-cell office:value-type="string" calcext:value-type="string">
            <text:p>commons-httpclient:commons-httpclient:3.1</text:p>
          </table:table-cell>
          <table:table-cell office:value-type="string" calcext:value-type="string">
            <text:p><text:a xlink:href="http://www.apache.org/licenses/LICENSE-2.0" xlink:type="simple">Apache License</text:a></text:p>
          </table:table-cell>
        </table:table-row>
        <table:table-row table:style-name="ro1">
          <table:table-cell office:value-type="string" calcext:value-type="string">
            <text:p><text:a xlink:href="http://www.eclipse.org/sisu/org.eclipse.sisu.plexus/" xlink:type="simple">org.eclipse.sisu.plexus</text:a></text:p>
          </table:table-cell>
          <table:table-cell office:value-type="string" calcext:value-type="string">
            <text:p>org.eclipse.sisu:org.eclipse.sisu.plexus:0.0.0.M5</text:p>
          </table:table-cell>
          <table:table-cell office:value-type="string" calcext:value-type="string">
            <text:p><text:a xlink:href="http://www.eclipse.org/legal/epl-v10.html" xlink:type="simple">Eclipse Public License, Version 1.0</text:a></text:p>
          </table:table-cell>
        </table:table-row>
        <table:table-row table:style-name="ro1">
          <table:table-cell office:value-type="string" calcext:value-type="string">
            <text:p><text:a xlink:href="http://commons.apache.org/io/" xlink:type="simple">Commons IO</text:a></text:p>
          </table:table-cell>
          <table:table-cell office:value-type="string" calcext:value-type="string">
            <text:p>commons-io:commons-io:2.2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maven.apache.org/ref/3.1.0/maven-aether-provider" xlink:type="simple">Maven Aether Provider</text:a></text:p>
          </table:table-cell>
          <table:table-cell office:value-type="string" calcext:value-type="string">
            <text:p>org.apache.maven:maven-aether-provider:3.1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hc.apache.org/httpcomponents-client" xlink:type="simple">HttpClient</text:a></text:p>
          </table:table-cell>
          <table:table-cell office:value-type="string" calcext:value-type="string">
            <text:p>org.apache.httpcomponents:httpclient:4.2.5</text:p>
          </table:table-cell>
          <table:table-cell office:value-type="string" calcext:value-type="string">
            <text:p><text:a xlink:href="http://192.168.1.208:8080/pluginManager/plugin/maven-plugin/LICENSE.txt" xlink:type="simple">Apache License</text:a></text:p>
          </table:table-cell>
        </table:table-row>
        <table:table-row table:style-name="ro1">
          <table:table-cell office:value-type="string" calcext:value-type="string">
            <text:p><text:a xlink:href="http://code.google.com/p/google-guice/guice/" xlink:type="simple">Google Guice - Core Library</text:a></text:p>
          </table:table-cell>
          <table:table-cell office:value-type="string" calcext:value-type="string">
            <text:p>com.google.inject:guice:4.0-beta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jenkins-ci.org/maven-modules/maven3-interceptor-commons/" xlink:type="simple">Jenkins Maven3 Interceptor Commons</text:a></text:p>
          </table:table-cell>
          <table:table-cell office:value-type="string" calcext:value-type="string">
            <text:p>org.jenkins-ci.main.maven:maven3-interceptor-commons:1.7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1">
          <table:table-cell office:value-type="string" calcext:value-type="string">
            <text:p><text:a xlink:href="http://jenkins-ci.org/maven-modules/maven-interceptor/" xlink:type="simple">Jenkins Maven 2 PluginManager interceptor</text:a></text:p>
          </table:table-cell>
          <table:table-cell office:value-type="string" calcext:value-type="string">
            <text:p>org.jenkins-ci.main.maven:maven-interceptor:1.7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1">
          <table:table-cell office:value-type="string" calcext:value-type="string">
            <text:p><text:a xlink:href="http://aopalliance.sourceforge.net/" xlink:type="simple">AOP alliance</text:a></text:p>
          </table:table-cell>
          <table:table-cell office:value-type="string" calcext:value-type="string">
            <text:p>aopalliance:aopalliance:1.0</text:p>
          </table:table-cell>
          <table:table-cell office:value-type="string" calcext:value-type="string">
            <text:p><text:a xlink:href="http://192.168.1.208:8080/pluginManager/plugin/maven-plugin/thirdPartyLicenses" xlink:type="simple">Public Domain</text:a></text:p>
          </table:table-cell>
        </table:table-row>
        <table:table-row table:style-name="ro1">
          <table:table-cell office:value-type="string" calcext:value-type="string">
            <text:p><text:a xlink:href="http://maven.apache.org/wagon/wagon-providers/wagon-ssh" xlink:type="simple">Apache Maven Wagon :: Providers :: SSH Provider</text:a></text:p>
          </table:table-cell>
          <table:table-cell office:value-type="string" calcext:value-type="string">
            <text:p>org.apache.maven.wagon:wagon-ssh:2.4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jsoup.org/" xlink:type="simple">jsoup</text:a></text:p>
          </table:table-cell>
          <table:table-cell office:value-type="string" calcext:value-type="string">
            <text:p>org.jsoup:jsoup:1.7.1</text:p>
          </table:table-cell>
          <table:table-cell office:value-type="string" calcext:value-type="string">
            <text:p><text:a xlink:href="http://jsoup.com/license" xlink:type="simple">The MIT License</text:a></text:p>
          </table:table-cell>
        </table:table-row>
        <table:table-row table:style-name="ro1">
          <table:table-cell office:value-type="string" calcext:value-type="string">
            <text:p><text:a xlink:href="http://maven.apache.org/wagon/wagon-providers/wagon-ftp" xlink:type="simple">Apache Maven Wagon :: Providers :: FTP Provider</text:a></text:p>
          </table:table-cell>
          <table:table-cell office:value-type="string" calcext:value-type="string">
            <text:p>org.apache.maven.wagon:wagon-ftp:2.4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plexus.codehaus.org/plexus-components/plexus-interpolation" xlink:type="simple">Plexus Interpolation API</text:a></text:p>
          </table:table-cell>
          <table:table-cell office:value-type="string" calcext:value-type="string">
            <text:p>org.codehaus.plexus:plexus-interpolation:1.16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maven.apache.org/wagon/wagon-providers/wagon-ssh-common" xlink:type="simple">Apache Maven Wagon :: Providers :: SSH Common Library</text:a></text:p>
          </table:table-cell>
          <table:table-cell office:value-type="string" calcext:value-type="string">
            <text:p>org.apache.maven.wagon:wagon-ssh-common:2.4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commons.apache.org/cli/" xlink:type="simple">Commons CLI</text:a></text:p>
          </table:table-cell>
          <table:table-cell office:value-type="string" calcext:value-type="string">
            <text:p>commons-cli:commons-cli:1.2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www.seamframework.org/Weld/cdi-api" xlink:type="simple">CDI APIs</text:a></text:p>
          </table:table-cell>
          <table:table-cell office:value-type="string" calcext:value-type="string">
            <text:p>javax.enterprise:cdi-api:1.0</text:p>
          </table:table-cell>
          <table:table-cell office:value-type="string" calcext:value-type="string">
            <text:p><text:a xlink:href="http://www.apache.org/licenses/LICENSE-2.0" xlink:type="simple">Apache License, Version 2.0</text:a></text:p>
          </table:table-cell>
        </table:table-row>
        <table:table-row table:style-name="ro1">
          <table:table-cell office:value-type="string" calcext:value-type="string">
            <text:p><text:a xlink:href="http://jenkins-ci.org/maven-modules/maven-agent/" xlink:type="simple">Jenkins Maven2 CLI agent</text:a></text:p>
          </table:table-cell>
          <table:table-cell office:value-type="string" calcext:value-type="string">
            <text:p>org.jenkins-ci.main.maven:maven-agent:1.7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1">
          <table:table-cell office:value-type="string" calcext:value-type="string">
            <text:p><text:a xlink:href="http://ant.apache.org/" xlink:type="simple">Apache Ant Core</text:a></text:p>
          </table:table-cell>
          <table:table-cell office:value-type="string" calcext:value-type="string">
            <text:p>org.apache.ant:ant:1.9.2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maven.apache.org/ref/3.1.0/maven-core" xlink:type="simple">Maven Core</text:a></text:p>
          </table:table-cell>
          <table:table-cell office:value-type="string" calcext:value-type="string">
            <text:p>org.apache.maven:maven-core:3.1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maven.apache.org/ref/3.1.0/maven-plugin-api" xlink:type="simple">Maven Plugin API</text:a></text:p>
          </table:table-cell>
          <table:table-cell office:value-type="string" calcext:value-type="string">
            <text:p>org.apache.maven:maven-plugin-api:3.1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maven.apache.org/ref/3.1.0/maven-repository-metadata" xlink:type="simple">Maven Repository Metadata Model</text:a></text:p>
          </table:table-cell>
          <table:table-cell office:value-type="string" calcext:value-type="string">
            <text:p>org.apache.maven:maven-repository-metadata:3.1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www.eclipse.org/aether/aether-transport-wagon/" xlink:type="simple">Aether Transport Wagon</text:a></text:p>
          </table:table-cell>
          <table:table-cell office:value-type="string" calcext:value-type="string">
            <text:p>org.eclipse.aether:aether-transport-wagon:0.9.0.M3</text:p>
          </table:table-cell>
          <table:table-cell office:value-type="string" calcext:value-type="string">
            <text:p><text:a xlink:href="http://www.eclipse.org/legal/epl-v10.html" xlink:type="simple">Eclipse Public License, Version 1.0</text:a></text:p>
          </table:table-cell>
        </table:table-row>
        <table:table-row table:style-name="ro1">
          <table:table-cell office:value-type="string" calcext:value-type="string">
            <text:p><text:a xlink:href="http://findbugs.sourceforge.net/" xlink:type="simple">FindBugs-jsr305</text:a></text:p>
          </table:table-cell>
          <table:table-cell office:value-type="string" calcext:value-type="string">
            <text:p>com.google.code.findbugs:jsr305:1.3.9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plexus.codehaus.org/plexus-classworlds/" xlink:type="simple">Plexus Classworlds</text:a></text:p>
          </table:table-cell>
          <table:table-cell office:value-type="string" calcext:value-type="string">
            <text:p>org.codehaus.plexus:plexus-classworlds:2.5.1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jcp.org/aboutJava/communityprocess/final/jsr250/index.html" xlink:type="simple">JSR-250 Common Annotations for the JavaTM Platform</text:a></text:p>
          </table:table-cell>
          <table:table-cell office:value-type="string" calcext:value-type="string">
            <text:p>javax.annotation:jsr250-api:1.0</text:p>
          </table:table-cell>
          <table:table-cell office:value-type="string" calcext:value-type="string">
            <text:p><text:a xlink:href="https://glassfish.dev.java.net/public/CDDLv1.0.html" xlink:type="simple">COMMON DEVELOPMENT AND DISTRIBUTION LICENSE (CDDL) Version 1.0</text:a></text:p>
          </table:table-cell>
        </table:table-row>
        <table:table-row table:style-name="ro1">
          <table:table-cell office:value-type="string" calcext:value-type="string">
            <text:p><text:a xlink:href="http://ant.apache.org/" xlink:type="simple">Apache Ant Launcher</text:a></text:p>
          </table:table-cell>
          <table:table-cell office:value-type="string" calcext:value-type="string">
            <text:p>org.apache.ant:ant-launcher:1.9.2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maven.apache.org/ref/3.1.0/maven-settings" xlink:type="simple">Maven Settings</text:a></text:p>
          </table:table-cell>
          <table:table-cell office:value-type="string" calcext:value-type="string">
            <text:p>org.apache.maven:maven-settings:3.1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maven.apache.org/wagon/wagon-providers/wagon-file" xlink:type="simple">Apache Maven Wagon :: Providers :: File Provider</text:a></text:p>
          </table:table-cell>
          <table:table-cell office:value-type="string" calcext:value-type="string">
            <text:p>org.apache.maven.wagon:wagon-file:2.4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jenkins-ci.org/maven-modules/maven32-agent/" xlink:type="simple">Jenkins Maven3.2.x CLI Agent</text:a></text:p>
          </table:table-cell>
          <table:table-cell office:value-type="string" calcext:value-type="string">
            <text:p>org.jenkins-ci.main.maven:maven32-agent:1.7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1">
          <table:table-cell office:value-type="string" calcext:value-type="string">
            <text:p><text:a xlink:href="http://www.eclipse.org/aether/aether-api/" xlink:type="simple">Aether API</text:a></text:p>
          </table:table-cell>
          <table:table-cell office:value-type="string" calcext:value-type="string">
            <text:p>org.eclipse.aether:aether-api:0.9.0.M3</text:p>
          </table:table-cell>
          <table:table-cell office:value-type="string" calcext:value-type="string">
            <text:p><text:a xlink:href="http://www.eclipse.org/legal/epl-v10.html" xlink:type="simple">Eclipse Public License, Version 1.0</text:a></text:p>
          </table:table-cell>
        </table:table-row>
        <table:table-row table:style-name="ro1">
          <table:table-cell office:value-type="string" calcext:value-type="string">
            <text:p><text:a xlink:href="http://jenkins-ci.org/maven-modules/maven31-agent/" xlink:type="simple">Jenkins Maven3.1.x CLI Agent</text:a></text:p>
          </table:table-cell>
          <table:table-cell office:value-type="string" calcext:value-type="string">
            <text:p>org.jenkins-ci.main.maven:maven31-agent:1.7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1">
          <table:table-cell office:value-type="string" calcext:value-type="string">
            <text:p><text:a xlink:href="http://jenkins-ci.org/maven-modules/maven3-agent/" xlink:type="simple">Jenkins Maven3 CLI Agent</text:a></text:p>
          </table:table-cell>
          <table:table-cell office:value-type="string" calcext:value-type="string">
            <text:p>org.jenkins-ci.main.maven:maven3-agent:1.7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1">
          <table:table-cell office:value-type="string" calcext:value-type="string">
            <text:p><text:a xlink:href="http://maven.apache.org/ref/3.1.0/maven-embedder" xlink:type="simple">Maven Embedder</text:a></text:p>
          </table:table-cell>
          <table:table-cell office:value-type="string" calcext:value-type="string">
            <text:p>org.apache.maven:maven-embedder:3.1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jackrabbit.apache.org/jackrabbit-webdav/" xlink:type="simple">Jackrabbit WebDAV Library</text:a></text:p>
          </table:table-cell>
          <table:table-cell office:value-type="string" calcext:value-type="string">
            <text:p>org.apache.jackrabbit:jackrabbit-webdav:2.5.2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maven.apache.org/ref/3.1.0/maven-artifact" xlink:type="simple">Maven Artifact</text:a></text:p>
          </table:table-cell>
          <table:table-cell office:value-type="string" calcext:value-type="string">
            <text:p>org.apache.maven:maven-artifact:3.1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maven.apache.org/ref/3.1.0/maven-settings-builder" xlink:type="simple">Maven Settings Builder</text:a></text:p>
          </table:table-cell>
          <table:table-cell office:value-type="string" calcext:value-type="string">
            <text:p>org.apache.maven:maven-settings-builder:3.1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code.google.com/p/guava-libraries/guava" xlink:type="simple">Guava: Google Core Libraries for Java</text:a></text:p>
          </table:table-cell>
          <table:table-cell office:value-type="string" calcext:value-type="string">
            <text:p>com.google.guava:guava:11.0.1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maven.apache.org/wagon/wagon-providers/wagon-webdav-jackrabbit" xlink:type="simple">Apache Maven Wagon :: Providers :: WebDav Provider</text:a></text:p>
          </table:table-cell>
          <table:table-cell office:value-type="string" calcext:value-type="string">
            <text:p>org.apache.maven.wagon:wagon-webdav-jackrabbit:2.4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plexus.codehaus.org/plexus-utils" xlink:type="simple">Plexus Common Utilities</text:a></text:p>
          </table:table-cell>
          <table:table-cell office:value-type="string" calcext:value-type="string">
            <text:p>org.codehaus.plexus:plexus-utils:3.0.17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www.slf4j.org/" xlink:type="simple">SLF4J API Module</text:a></text:p>
          </table:table-cell>
          <table:table-cell office:value-type="string" calcext:value-type="string">
            <text:p>org.slf4j:slf4j-api:1.7.4</text:p>
          </table:table-cell>
          <table:table-cell office:value-type="string" calcext:value-type="string">
            <text:p><text:a xlink:href="http://www.opensource.org/licenses/mit-license.php" xlink:type="simple">MIT License</text:a></text:p>
          </table:table-cell>
        </table:table-row>
        <table:table-row table:style-name="ro1">
          <table:table-cell office:value-type="string" calcext:value-type="string">
            <text:p><text:a xlink:href="http://www.eclipse.org/aether/aether-util/" xlink:type="simple">Aether Utilities</text:a></text:p>
          </table:table-cell>
          <table:table-cell office:value-type="string" calcext:value-type="string">
            <text:p>org.eclipse.aether:aether-util:0.9.0.M3</text:p>
          </table:table-cell>
          <table:table-cell office:value-type="string" calcext:value-type="string">
            <text:p><text:a xlink:href="http://www.eclipse.org/legal/epl-v10.html" xlink:type="simple">Eclipse Public License, Version 1.0</text:a></text:p>
          </table:table-cell>
        </table:table-row>
        <table:table-row table:style-name="ro1">
          <table:table-cell office:value-type="string" calcext:value-type="string">
            <text:p><text:a xlink:href="http://code.google.com/p/atinject/" xlink:type="simple">javax.inject</text:a></text:p>
          </table:table-cell>
          <table:table-cell office:value-type="string" calcext:value-type="string">
            <text:p>javax.inject:javax.inject:1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jenkins-ci.org/lib-jenkins-maven-embedder/" xlink:type="simple">Jenkins Maven Embedder</text:a></text:p>
          </table:table-cell>
          <table:table-cell office:value-type="string" calcext:value-type="string">
            <text:p>org.jenkins-ci.lib:lib-jenkins-maven-embedder:3.11</text:p>
          </table:table-cell>
          <table:table-cell table:style-name="ce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://maven.apache.org/ref/3.1.0/maven-model-builder" xlink:type="simple">Maven Model Builder</text:a></text:p>
          </table:table-cell>
          <table:table-cell office:value-type="string" calcext:value-type="string">
            <text:p>org.apache.maven:maven-model-builder:3.1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spice.sonatype.org/plexus-cipher" xlink:type="simple">Plexus Cipher: encryption/decryption Component</text:a></text:p>
          </table:table-cell>
          <table:table-cell office:value-type="string" calcext:value-type="string">
            <text:p>org.sonatype.plexus:plexus-cipher:1.7</text:p>
          </table:table-cell>
          <table:table-cell office:value-type="string" calcext:value-type="string">
            <text:p><text:a xlink:href="http://www.apache.org/licenses/LICENSE-2.0" xlink:type="simple">Apache Public License 2.0</text:a></text:p>
          </table:table-cell>
        </table:table-row>
        <table:table-row table:style-name="ro1">
          <table:table-cell office:value-type="string" calcext:value-type="string">
            <text:p><text:a xlink:href="http://plexus.codehaus.org/plexus-containers/plexus-component-annotations/" xlink:type="simple">Plexus :: Component Annotations</text:a></text:p>
          </table:table-cell>
          <table:table-cell office:value-type="string" calcext:value-type="string">
            <text:p>org.codehaus.plexus:plexus-component-annotations:1.5.5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s://hudson.dev.java.net/lib/lib-jenkins-maven-artifact-manager/" xlink:type="simple">Hudson Maven Artifact Manager</text:a></text:p>
          </table:table-cell>
          <table:table-cell office:value-type="string" calcext:value-type="string">
            <text:p>org.jenkins-ci.lib:lib-jenkins-maven-artifact-manager:1.2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s://hudson.dev.java.net/extras/maven2.1-interceptor/" xlink:type="simple">maven2.1-interceptor</text:a></text:p>
          </table:table-cell>
          <table:table-cell office:value-type="string" calcext:value-type="string">
            <text:p>org.jvnet.hudson:maven2.1-interceptor:1.2</text:p>
          </table:table-cell>
          <table:table-cell table:style-name="ce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://www.eclipse.org/aether/aether-impl/" xlink:type="simple">Aether Implementation</text:a></text:p>
          </table:table-cell>
          <table:table-cell office:value-type="string" calcext:value-type="string">
            <text:p>org.eclipse.aether:aether-impl:0.9.0.M3</text:p>
          </table:table-cell>
          <table:table-cell office:value-type="string" calcext:value-type="string">
            <text:p><text:a xlink:href="http://www.eclipse.org/legal/epl-v10.html" xlink:type="simple">Eclipse Public License, Version 1.0</text:a></text:p>
          </table:table-cell>
        </table:table-row>
        <table:table-row table:style-name="ro1">
          <table:table-cell office:value-type="string" calcext:value-type="string">
            <text:p><text:a xlink:href="http://maven.apache.org/wagon/wagon-providers/wagon-http" xlink:type="simple">Apache Maven Wagon :: Providers :: HTTP Provider</text:a></text:p>
          </table:table-cell>
          <table:table-cell office:value-type="string" calcext:value-type="string">
            <text:p>org.apache.maven.wagon:wagon-http:2.4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maven.apache.org/wagon/wagon-provider-api" xlink:type="simple">Apache Maven Wagon :: API</text:a></text:p>
          </table:table-cell>
          <table:table-cell office:value-type="string" calcext:value-type="string">
            <text:p>org.apache.maven.wagon:wagon-provider-api:2.4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commons.apache.org/net/" xlink:type="simple">Commons Net</text:a></text:p>
          </table:table-cell>
          <table:table-cell office:value-type="string" calcext:value-type="string">
            <text:p>commons-net:commons-net:3.1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www.eclipse.org/aether/aether-spi/" xlink:type="simple">Aether SPI</text:a></text:p>
          </table:table-cell>
          <table:table-cell office:value-type="string" calcext:value-type="string">
            <text:p>org.eclipse.aether:aether-spi:0.9.0.M3</text:p>
          </table:table-cell>
          <table:table-cell office:value-type="string" calcext:value-type="string">
            <text:p><text:a xlink:href="http://www.eclipse.org/legal/epl-v10.html" xlink:type="simple">Eclipse Public License, Version 1.0</text:a></text:p>
          </table:table-cell>
        </table:table-row>
        <table:table-row table:style-name="ro1">
          <table:table-cell office:value-type="string" calcext:value-type="string">
            <text:p><text:a xlink:href="http://jenkins-ci.org/maven-modules/maven31-interceptor/" xlink:type="simple">Jenkins Maven3.1.x Interceptor</text:a></text:p>
          </table:table-cell>
          <table:table-cell office:value-type="string" calcext:value-type="string">
            <text:p>org.jenkins-ci.main.maven:maven31-interceptor:1.7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1">
          <table:table-cell office:value-type="string" calcext:value-type="string">
            <text:p><text:a xlink:href="http://jenkins-ci.org/maven-modules/maven32-interceptor/" xlink:type="simple">Jenkins Maven3.2.x Interceptor</text:a></text:p>
          </table:table-cell>
          <table:table-cell office:value-type="string" calcext:value-type="string">
            <text:p>org.jenkins-ci.main.maven:maven32-interceptor:1.7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1">
          <table:table-cell office:value-type="string" calcext:value-type="string">
            <text:p><text:a xlink:href="http://maven.apache.org/wagon/wagon-providers/wagon-http-shared" xlink:type="simple">Apache Maven Wagon :: Providers :: HTTP Shared Library</text:a></text:p>
          </table:table-cell>
          <table:table-cell office:value-type="string" calcext:value-type="string">
            <text:p>org.apache.maven.wagon:wagon-http-shared:2.4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maven.apache.org/doxia/doxia/doxia-sink-api" xlink:type="simple">Doxia :: Sink API</text:a></text:p>
          </table:table-cell>
          <table:table-cell office:value-type="string" calcext:value-type="string">
            <text:p>org.apache.maven.doxia:doxia-sink-api:1.0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commons.apache.org/codec/" xlink:type="simple">Commons Codec</text:a></text:p>
          </table:table-cell>
          <table:table-cell office:value-type="string" calcext:value-type="string">
            <text:p>commons-codec:commons-codec:1.6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wiki.jenkins-ci.org/display/JENKINS/OAuth+Credentials" xlink:type="simple">OAuth Credentials plugin</text:a></text:p>
          </table:table-cell>
          <table:table-cell office:value-type="string" calcext:value-type="string">
            <text:p>org.jenkins-ci.plugins:oauth-credentials:0.3</text:p>
          </table:table-cell>
          <table:table-cell office:value-type="string" calcext:value-type="string">
            <text:p><text:a xlink:href="http://www.apache.org/licenses/LICENSE-2.0" xlink:type="simple">The Apache V2 License</text:a></text:p>
          </table:table-cell>
        </table:table-row>
        <table:table-row table:style-name="ro1">
          <table:table-cell office:value-type="string" calcext:value-type="string">
            <text:p><text:a xlink:href="http://findbugs.sourceforge.net/" xlink:type="simple">jsr305</text:a></text:p>
          </table:table-cell>
          <table:table-cell office:value-type="string" calcext:value-type="string">
            <text:p>net.sourceforge.findbugs:jsr305:1.3.2</text:p>
          </table:table-cell>
          <table:table-cell office:value-type="string" calcext:value-type="string">
            <text:p><text:a xlink:href="http://www.gnu.org/licenses/lgpl.html" xlink:type="simple">GNU Lesser Public License</text:a></text:p>
          </table:table-cell>
        </table:table-row>
        <table:table-row table:style-name="ro1">
          <table:table-cell office:value-type="string" calcext:value-type="string">
            <text:p><text:a xlink:href="http://wiki.jenkins-ci.org/display/JENKINS/PAM+Authentication+Plugin" xlink:type="simple">PAM Authentication plugin</text:a></text:p>
          </table:table-cell>
          <table:table-cell office:value-type="string" calcext:value-type="string">
            <text:p>org.jenkins-ci.plugins:pam-auth:1.2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1">
          <table:table-cell office:value-type="string" calcext:value-type="string">
            <text:p><text:a xlink:href="https://github.com/twall/jna" xlink:type="simple">Java Native Access</text:a></text:p>
          </table:table-cell>
          <table:table-cell office:value-type="string" calcext:value-type="string">
            <text:p>net.java.dev.jna:jna:3.4.0</text:p>
          </table:table-cell>
          <table:table-cell office:value-type="string" calcext:value-type="string">
            <text:p><text:a xlink:href="http://creativecommons.org/licenses/LGPL/2.1/" xlink:type="simple">LGPL, version 2.1</text:a></text:p>
          </table:table-cell>
        </table:table-row>
        <table:table-row table:style-name="ro1">
          <table:table-cell office:value-type="string" calcext:value-type="string">
            <text:p><text:a xlink:href="http://kohsuke.org/libpam4j/" xlink:type="simple">Java binding for libpam.so</text:a></text:p>
          </table:table-cell>
          <table:table-cell office:value-type="string" calcext:value-type="string">
            <text:p>org.kohsuke:libpam4j:1.6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1">
          <table:table-cell office:value-type="string" calcext:value-type="string">
            <text:p><text:a xlink:href="http://wiki.jenkins-ci.org/display/JENKINS/SCM+API+Plugin" xlink:type="simple">SCM API Plugin</text:a></text:p>
          </table:table-cell>
          <table:table-cell office:value-type="string" calcext:value-type="string">
            <text:p>org.jenkins-ci.plugins:scm-api:1.0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1">
          <table:table-cell office:value-type="string" calcext:value-type="string">
            <text:p><text:a xlink:href="https://code.google.com/p/jsr-305/" xlink:type="simple">FindBugs-jsr305</text:a></text:p>
          </table:table-cell>
          <table:table-cell office:value-type="string" calcext:value-type="string">
            <text:p>com.google.code.findbugs:jsr305:2.0.3</text:p>
          </table:table-cell>
          <table:table-cell office:value-type="string" calcext:value-type="string">
            <text:p><text:a xlink:href="http://www.apache.org/licenses/LICENSE-2.0.txt" xlink:type="simple">The Apache Software License, Version 2.0</text:a></text:p>
          </table:table-cell>
        </table:table-row>
        <table:table-row table:style-name="ro1">
          <table:table-cell office:value-type="string" calcext:value-type="string">
            <text:p><text:a xlink:href="http://jcip.net/" xlink:type="simple">"Java Concurrency in Practice" book annotations</text:a></text:p>
          </table:table-cell>
          <table:table-cell office:value-type="string" calcext:value-type="string">
            <text:p>net.jcip:jcip-annotations:1.0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a xlink:href="https://wiki.jenkins-ci.org/display/JENKINS/Script+Security+Plugin" xlink:type="simple">Script Security Plugin</text:a></text:p>
          </table:table-cell>
          <table:table-cell office:value-type="string" calcext:value-type="string">
            <text:p>org.jenkins-ci.plugins:script-security:1.15</text:p>
          </table:table-cell>
          <table:table-cell office:value-type="string" calcext:value-type="string">
            <text:p><text:a xlink:href="http://opensource.org/licenses/MIT" xlink:type="simple">MIT License</text:a></text:p>
          </table:table-cell>
        </table:table-row>
        <table:table-row table:style-name="ro1">
          <table:table-cell office:value-type="string" calcext:value-type="string">
            <text:p><text:a xlink:href="http://kohsuke.org/groovy-sandbox/" xlink:type="simple">Groovy Sandbox</text:a></text:p>
          </table:table-cell>
          <table:table-cell office:value-type="string" calcext:value-type="string">
            <text:p>org.kohsuke:groovy-sandbox:1.10</text:p>
          </table:table-cell>
          <table:table-cell office:value-type="string" calcext:value-type="string">
            <text:p><text:a xlink:href="http://www.opensource.org/licenses/mit-license.php" xlink:type="simple">MIT license</text:a></text:p>
          </table:table-cell>
        </table:table-row>
        <table:table-row table:style-name="ro1">
          <table:table-cell office:value-type="string" calcext:value-type="string">
            <text:p><text:a xlink:href="http://wiki.jenkins-ci.org/display/JENKINS/SSH+Credentials+Plugin" xlink:type="simple">SSH Credentials Plugin</text:a></text:p>
          </table:table-cell>
          <table:table-cell office:value-type="string" calcext:value-type="string">
            <text:p>org.jenkins-ci.plugins:ssh-credentials:1.11</text:p>
          </table:table-cell>
          <table:table-cell office:value-type="string" calcext:value-type="string">
            <text:p><text:a xlink:href="http://www.opensource.org/licenses/mit-license.php" xlink:type="simple">The MIT license</text:a></text:p>
          </table:table-cell>
        </table:table-row>
        <table:table-row table:style-name="ro1">
          <table:table-cell office:value-type="string" calcext:value-type="string">
            <text:p><text:a xlink:href="http://wiki.jenkins-ci.org/display/JENKINS/SSH+Slaves+plugin" xlink:type="simple">Jenkins SSH Slaves plugin</text:a></text:p>
          </table:table-cell>
          <table:table-cell office:value-type="string" calcext:value-type="string">
            <text:p>org.jenkins-ci.plugins:ssh-slaves:1.10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a xlink:href="http://wiki.jenkins-ci.org/display/JENKINS/Subversion+Plugin" xlink:type="simple">Jenkins Subversion Plug-in</text:a></text:p>
          </table:table-cell>
          <table:table-cell office:value-type="string" calcext:value-type="string">
            <text:p>org.jenkins-ci.plugins:subversion:2.5.4</text:p>
          </table:table-cell>
          <table:table-cell office:value-type="string" calcext:value-type="string">
            <text:p><text:a xlink:href="http://192.168.1.208:8080/pluginManager/plugin/subversion/thirdPartyLicenses" xlink:type="simple">MIT license</text:a></text:p>
          </table:table-cell>
        </table:table-row>
        <table:table-row table:style-name="ro1">
          <table:table-cell office:value-type="string" calcext:value-type="string">
            <text:p><text:a xlink:href="http://www.jcraft.com/jsch-agent-proxy/jsch.agentproxy.sshagent/" xlink:type="simple">a connector for ssh-agent</text:a></text:p>
          </table:table-cell>
          <table:table-cell office:value-type="string" calcext:value-type="string">
            <text:p>com.jcraft:jsch.agentproxy.sshagent:0.0.7</text:p>
          </table:table-cell>
          <table:table-cell office:value-type="string" calcext:value-type="string">
            <text:p><text:a xlink:href="http://www.jcraft.com/jsch-agent-proxy/LICENSE.txt" xlink:type="simple">Revised BSD</text:a></text:p>
          </table:table-cell>
        </table:table-row>
        <table:table-row table:style-name="ro1">
          <table:table-cell office:value-type="string" calcext:value-type="string">
            <text:p><text:a xlink:href="http://www.jcraft.com/jsch-agent-proxy/jsch.agentproxy.svnkit-trilead-ssh2/" xlink:type="simple">jsch-agent-proxy connector to SVNKit fork of Trilead SSH2</text:a></text:p>
          </table:table-cell>
          <table:table-cell office:value-type="string" calcext:value-type="string">
            <text:p>com.jcraft:jsch.agentproxy.svnkit-trilead-ssh2:0.0.7</text:p>
          </table:table-cell>
          <table:table-cell office:value-type="string" calcext:value-type="string">
            <text:p><text:a xlink:href="http://www.jcraft.com/jsch-agent-proxy/LICENSE.txt" xlink:type="simple">Revised BSD</text:a></text:p>
          </table:table-cell>
        </table:table-row>
        <table:table-row table:style-name="ro1">
          <table:table-cell office:value-type="string" calcext:value-type="string">
            <text:p><text:a xlink:href="http://www.jcraft.com/jsch-agent-proxy/jsch.agentproxy.pageant/" xlink:type="simple">a connector for Pageant using JNA</text:a></text:p>
          </table:table-cell>
          <table:table-cell office:value-type="string" calcext:value-type="string">
            <text:p>com.jcraft:jsch.agentproxy.pageant:0.0.7</text:p>
          </table:table-cell>
          <table:table-cell office:value-type="string" calcext:value-type="string">
            <text:p><text:a xlink:href="http://www.jcraft.com/jsch-agent-proxy/LICENSE.txt" xlink:type="simple">Revised BSD</text:a></text:p>
          </table:table-cell>
        </table:table-row>
        <table:table-row table:style-name="ro5">
          <table:table-cell office:value-type="string" calcext:value-type="string">
            <text:p><text:a xlink:href="https://github.com/twall/jna" xlink:type="simple">Java Native Access Platform</text:a></text:p>
          </table:table-cell>
          <table:table-cell office:value-type="string" calcext:value-type="string">
            <text:p>net.java.dev.jna:jna-platform:4.1.0</text:p>
          </table:table-cell>
          <table:table-cell office:value-type="string" calcext:value-type="string">
            <text:p><text:a xlink:href="http://www.gnu.org/licenses/licenses.html" xlink:type="simple">LGPL, version 2.1</text:a></text:p>
            <text:p><text:a xlink:href="http://www.apache.org/licenses/" xlink:type="simple">ASL, version 2</text:a></text:p>
          </table:table-cell>
        </table:table-row>
        <table:table-row table:style-name="ro1">
          <table:table-cell office:value-type="string" calcext:value-type="string">
            <text:p><text:a xlink:href="http://svn.svnkit.com/repos/3rdparty/de.regnigs.q.sequence" xlink:type="simple">Sequence Library</text:a></text:p>
          </table:table-cell>
          <table:table-cell office:value-type="string" calcext:value-type="string">
            <text:p>de.regnis.q.sequence:sequence-library:1.0.2</text:p>
          </table:table-cell>
          <table:table-cell office:value-type="string" calcext:value-type="string">
            <text:p><text:a xlink:href="http://www.svnkit.com/SEQUENCE-LICENSE.txt" xlink:type="simple">Sequence Library License</text:a></text:p>
          </table:table-cell>
        </table:table-row>
        <table:table-row table:style-name="ro1">
          <table:table-cell office:value-type="string" calcext:value-type="string">
            <text:p><text:a xlink:href="http://svn.svnkit.com/repos/3rdparty/com.trilead.ssh2/tags/1.0.0-build217/trilead-ssh2/" xlink:type="simple">Ganymed SSH2 for Java</text:a></text:p>
          </table:table-cell>
          <table:table-cell office:value-type="string" calcext:value-type="string">
            <text:p>org.jenkins-ci:trilead-ssh2:build217-jenkins-7</text:p>
          </table:table-cell>
          <table:table-cell office:value-type="string" calcext:value-type="string">
            <text:p><text:a xlink:href="http://www.ganymed.ethz.ch/ssh2/LICENSE.txt" xlink:type="simple">BSD style license</text:a></text:p>
          </table:table-cell>
        </table:table-row>
        <table:table-row table:style-name="ro1">
          <table:table-cell office:value-type="string" calcext:value-type="string">
            <text:p><text:a xlink:href="http://www.jcraft.com/jsch-agent-proxy/jsch.agentproxy.usocket-nc/" xlink:type="simple">an implementation of USocketFactory using netcat</text:a></text:p>
          </table:table-cell>
          <table:table-cell office:value-type="string" calcext:value-type="string">
            <text:p>com.jcraft:jsch.agentproxy.usocket-nc:0.0.7</text:p>
          </table:table-cell>
          <table:table-cell office:value-type="string" calcext:value-type="string">
            <text:p><text:a xlink:href="http://www.jcraft.com/jsch-agent-proxy/LICENSE.txt" xlink:type="simple">Revised BSD</text:a></text:p>
          </table:table-cell>
        </table:table-row>
        <table:table-row table:style-name="ro1">
          <table:table-cell office:value-type="string" calcext:value-type="string">
            <text:p><text:a xlink:href="http://www.jcraft.com/jsch-agent-proxy/jsch.agentproxy.usocket-jna/" xlink:type="simple">an implementation of USocketFactory using JNA</text:a></text:p>
          </table:table-cell>
          <table:table-cell office:value-type="string" calcext:value-type="string">
            <text:p>com.jcraft:jsch.agentproxy.usocket-jna:0.0.7</text:p>
          </table:table-cell>
          <table:table-cell office:value-type="string" calcext:value-type="string">
            <text:p><text:a xlink:href="http://www.jcraft.com/jsch-agent-proxy/LICENSE.txt" xlink:type="simple">Revised BSD</text:a></text:p>
          </table:table-cell>
        </table:table-row>
        <table:table-row table:style-name="ro1">
          <table:table-cell office:value-type="string" calcext:value-type="string">
            <text:p><text:a xlink:href="http://www.svnkit.com/" xlink:type="simple">SVNKit Library</text:a></text:p>
          </table:table-cell>
          <table:table-cell office:value-type="string" calcext:value-type="string">
            <text:p>org.tmatesoft.svnkit:svnkit:1.8.6</text:p>
          </table:table-cell>
          <table:table-cell office:value-type="string" calcext:value-type="string">
            <text:p><text:a xlink:href="http://www.svnkit.com/license.html" xlink:type="simple">TMate Open Source License (with dual licensing option)</text:a></text:p>
          </table:table-cell>
        </table:table-row>
        <table:table-row table:style-name="ro1">
          <table:table-cell office:value-type="string" calcext:value-type="string">
            <text:p><text:a xlink:href="http://www.jcraft.com/jsch-agent-proxy/jsch.agentproxy.connector-factory/" xlink:type="simple">a connector factory</text:a></text:p>
          </table:table-cell>
          <table:table-cell office:value-type="string" calcext:value-type="string">
            <text:p>com.jcraft:jsch.agentproxy.connector-factory:0.0.7</text:p>
          </table:table-cell>
          <table:table-cell office:value-type="string" calcext:value-type="string">
            <text:p><text:a xlink:href="http://www.jcraft.com/jsch-agent-proxy/LICENSE.txt" xlink:type="simple">Revised BSD</text:a></text:p>
          </table:table-cell>
        </table:table-row>
        <table:table-row table:style-name="ro5">
          <table:table-cell office:value-type="string" calcext:value-type="string">
            <text:p><text:a xlink:href="https://github.com/twall/jna" xlink:type="simple">Java Native Access</text:a></text:p>
          </table:table-cell>
          <table:table-cell office:value-type="string" calcext:value-type="string">
            <text:p>net.java.dev.jna:jna:4.1.0</text:p>
          </table:table-cell>
          <table:table-cell office:value-type="string" calcext:value-type="string">
            <text:p><text:a xlink:href="http://www.gnu.org/licenses/licenses.html" xlink:type="simple">LGPL, version 2.1</text:a></text:p>
            <text:p><text:a xlink:href="http://www.apache.org/licenses/" xlink:type="simple">ASL, version 2</text:a></text:p>
          </table:table-cell>
        </table:table-row>
        <table:table-row table:style-name="ro1">
          <table:table-cell office:value-type="string" calcext:value-type="string">
            <text:p><text:a xlink:href="https://github.com/twall/jna" xlink:type="simple">Java Native Access Platform</text:a></text:p>
          </table:table-cell>
          <table:table-cell office:value-type="string" calcext:value-type="string">
            <text:p>net.java.dev.jna:platform:3.4.0</text:p>
          </table:table-cell>
          <table:table-cell office:value-type="string" calcext:value-type="string">
            <text:p><text:a xlink:href="http://creativecommons.org/licenses/LGPL/2.1/" xlink:type="simple">LGPL, version 2.1</text:a></text:p>
          </table:table-cell>
        </table:table-row>
        <table:table-row table:style-name="ro1">
          <table:table-cell office:value-type="string" calcext:value-type="string">
            <text:p><text:a xlink:href="http://svn.svnkit.com/repos/3rdparty/com.trilead.ssh2" xlink:type="simple">Trilead SSH2 Library</text:a></text:p>
          </table:table-cell>
          <table:table-cell office:value-type="string" calcext:value-type="string">
            <text:p>com.trilead:trilead-ssh2:1.0.0-build217</text:p>
          </table:table-cell>
          <table:table-cell office:value-type="string" calcext:value-type="string">
            <text:p><text:a xlink:href="http://www.svnkit.com/TRILEAD-LICENSE.txt" xlink:type="simple">Trilead Library License</text:a></text:p>
          </table:table-cell>
        </table:table-row>
        <table:table-row table:style-name="ro1">
          <table:table-cell office:value-type="string" calcext:value-type="string">
            <text:p><text:a xlink:href="http://www.jcraft.com/jsch-agent-proxy/jsch.agentproxy.core/" xlink:type="simple">jsch-agent-proxy core library</text:a></text:p>
          </table:table-cell>
          <table:table-cell office:value-type="string" calcext:value-type="string">
            <text:p>com.jcraft:jsch.agentproxy.core:0.0.7</text:p>
          </table:table-cell>
          <table:table-cell office:value-type="string" calcext:value-type="string">
            <text:p><text:a xlink:href="http://www.jcraft.com/jsch-agent-proxy/LICENSE.txt" xlink:type="simple">Revised BSD</text:a></text:p>
          </table:table-cell>
        </table:table-row>
        <table:table-row table:style-name="ro1">
          <table:table-cell office:value-type="string" calcext:value-type="string">
            <text:p><text:a xlink:href="http://www.sqljet.com/" xlink:type="simple">SqlJet Library</text:a></text:p>
          </table:table-cell>
          <table:table-cell office:value-type="string" calcext:value-type="string">
            <text:p>org.tmatesoft.sqljet:sqljet:1.1.10</text:p>
          </table:table-cell>
          <table:table-cell office:value-type="string" calcext:value-type="string">
            <text:p><text:a xlink:href="http://www.gnu.org/licenses/gpl.html" xlink:type="simple">GPL (with dual licensing option)</text:a></text:p>
          </table:table-cell>
        </table:table-row>
        <table:table-row table:style-name="ro1">
          <table:table-cell office:value-type="string" calcext:value-type="string">
            <text:p><text:a xlink:href="http://www.antlr.org/" xlink:type="simple">Antlr 3.4 Runtime</text:a></text:p>
          </table:table-cell>
          <table:table-cell office:value-type="string" calcext:value-type="string">
            <text:p>org.antlr:antlr-runtime:3.4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a xlink:href="http://wiki.jenkins-ci.org/display/JENKINS/Token+Macro+Plugin" xlink:type="simple">Token Macro Plugin</text:a></text:p>
          </table:table-cell>
          <table:table-cell office:value-type="string" calcext:value-type="string">
            <text:p>org.jenkins-ci.plugins:token-macro:1.11</text:p>
          </table:table-cell>
          <table:table-cell office:value-type="string" calcext:value-type="string">
            <text:p><text:a xlink:href="http://opensource.org/licenses/MIT" xlink:type="simple">The MIT License (MIT)</text:a></text:p>
          </table:table-cell>
        </table:table-row>
        <table:table-row table:style-name="ro1">
          <table:table-cell office:value-type="string" calcext:value-type="string">
            <text:p><text:a xlink:href="http://wiki.jenkins-ci.org/display/JENKINS/Translation+Assistance+Plugin" xlink:type="simple">Jenkins Translation Assistance plugin</text:a></text:p>
          </table:table-cell>
          <table:table-cell office:value-type="string" calcext:value-type="string">
            <text:p>org.jenkins-ci.plugins:translation:1.12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a xlink:href="http://wiki.jenkins-ci.org/display/JENKINS/Windows+Slaves+Plugin" xlink:type="simple">Windows Slaves Plugin</text:a></text:p>
          </table:table-cell>
          <table:table-cell office:value-type="string" calcext:value-type="string">
            <text:p>org.jenkins-ci.plugins:windows-slaves:1.1</text:p>
          </table:table-cell>
          <table:table-cell office:value-type="string" calcext:value-type="string">
            <text:p><text:a xlink:href="http://www.opensource.org/licenses/mit-license.php" xlink:type="simple">MIT</text:a></text:p>
          </table:table-cell>
        </table:table-row>
        <table:table-row table:style-name="ro1">
          <table:table-cell office:value-type="string" calcext:value-type="string">
            <text:p><text:a xlink:href="http://jenkins-ci.org/jinterop-wmi/" xlink:type="simple">WMI for j-interop</text:a></text:p>
          </table:table-cell>
          <table:table-cell office:value-type="string" calcext:value-type="string">
            <text:p>org.jenkins-ci:jinterop-wmi:1.1</text:p>
          </table:table-cell>
          <table:table-cell table:style-name="ce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://192.168.1.208:8080/pluginManager/plugin/windows-slaves/thirdPartyLicenses" xlink:type="simple">Type arithmetic library for Java5</text:a></text:p>
          </table:table-cell>
          <table:table-cell office:value-type="string" calcext:value-type="string">
            <text:p>org.jvnet:tiger-types:1.1</text:p>
          </table:table-cell>
          <table:table-cell table:style-name="ce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://jcifs.samba.org/" xlink:type="simple">jCIFS</text:a></text:p>
          </table:table-cell>
          <table:table-cell office:value-type="string" calcext:value-type="string">
            <text:p>org.samba.jcifs:jcifs:1.3.17-kohsuke-1</text:p>
          </table:table-cell>
          <table:table-cell office:value-type="string" calcext:value-type="string">
            <text:p><text:a xlink:href="http://www.gnu.org/licenses/old-licenses/lgpl-2.1.txt" xlink:type="simple">GNU Lesser General Public License, version 2.1</text:a></text:p>
          </table:table-cell>
        </table:table-row>
        <table:table-row table:style-name="ro1">
          <table:table-cell office:value-type="string" calcext:value-type="string">
            <text:p><text:a xlink:href="http://192.168.1.208:8080/pluginManager/plugin/windows-slaves/thirdPartyLicenses" xlink:type="simple">jinterop-proxy</text:a></text:p>
          </table:table-cell>
          <table:table-cell office:value-type="string" calcext:value-type="string">
            <text:p>org.kohsuke.jinterop:jinterop-proxy:1.1</text:p>
          </table:table-cell>
          <table:table-cell office:value-type="string" calcext:value-type="string">
            <text:p><text:a xlink:href="http://www.opensource.org/licenses/mit-license.php" xlink:type="simple">MIT license</text:a></text:p>
          </table:table-cell>
        </table:table-row>
        <table:table-row table:style-name="ro1">
          <table:table-cell office:value-type="string" calcext:value-type="string">
            <text:p><text:a xlink:href="http://jenkins-ci.org/windows-remote-command/" xlink:type="simple">windows-remote-command</text:a></text:p>
          </table:table-cell>
          <table:table-cell office:value-type="string" calcext:value-type="string">
            <text:p>org.jenkins-ci:windows-remote-command:1.4</text:p>
          </table:table-cell>
          <table:table-cell office:value-type="string" calcext:value-type="string">
            <text:p><text:a xlink:href="http://jenkins-ci.org/mit-license" xlink:type="simple">MIT Licens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y  </meta:initial-creator>
    <meta:creation-date>2015-11-18T22:16:12.366235885</meta:creation-date>
    <dc:date>2015-11-18T22:26:43.587929627</dc:date>
    <dc:creator>sergy  </dc:creator>
    <meta:editing-duration>PT10M32S</meta:editing-duration>
    <meta:editing-cycles>1</meta:editing-cycles>
    <meta:document-statistic meta:table-count="1" meta:cell-count="888" meta:object-count="0"/>
    <meta:generator>LibreOffice/4.4.6.3$Linux_X86_64 LibreOffice_project/40m0$Build-3</meta:generator>
  </office:meta>
</office:document-meta>
</file>